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1.273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5.881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6.835cm"/>
    </style:style>
    <style:style style:name="co12" style:family="table-column">
      <style:table-column-properties fo:break-before="auto" style:column-width="5.445cm"/>
    </style:style>
    <style:style style:name="co13" style:family="table-column">
      <style:table-column-properties fo:break-before="auto" style:column-width="3.276cm"/>
    </style:style>
    <style:style style:name="co14" style:family="table-column">
      <style:table-column-properties fo:break-before="auto" style:column-width="5.338cm"/>
    </style:style>
    <style:style style:name="co15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table table:name="agen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именование агента</text:p>
          </table:table-cell>
          <table:table-cell office:value-type="string" calcext:value-type="string">
            <text:p>Тип агента</text:p>
          </table:table-cell>
          <table:table-cell office:value-type="string" calcext:value-type="string">
            <text:p>adresa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kpp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Телефон агента</text:p>
          </table:table-cell>
          <table:table-cell office:value-type="string" calcext:value-type="string">
            <text:p>Электронная почта агента</text:p>
          </table:table-cell>
          <table:table-cell office:value-type="string" calcext:value-type="string">
            <text:p>Логотип агента</text:p>
          </table:table-cell>
          <table:table-cell office:value-type="string" calcext:value-type="string">
            <text:p>pri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ервисПив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40377 Рязанская область город Щёлково пл. Бухарестская 42</text:p>
          </table:table-cell>
          <table:table-cell office:value-type="float" office:value="6861024038" calcext:value-type="float">
            <text:p>6861024038</text:p>
          </table:table-cell>
          <table:table-cell office:value-type="float" office:value="218034630" calcext:value-type="float">
            <text:p>218034630</text:p>
          </table:table-cell>
          <table:table-cell office:value-type="string" calcext:value-type="string">
            <text:p>Никита Александрович Королёв</text:p>
          </table:table-cell>
          <table:table-cell office:value-type="string" calcext:value-type="string">
            <text:p>(922) 325-12-93</text:p>
          </table:table-cell>
          <table:table-cell office:value-type="string" calcext:value-type="string">
            <text:p><text:s/>znosov@vasilev.ru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антехСеверЛенМаши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6990 Новосибирская область город Павловский Посад въезд Домодедовская 38</text:p>
          </table:table-cell>
          <table:table-cell office:value-type="float" office:value="3506691089" calcext:value-type="float">
            <text:p>3506691089</text:p>
          </table:table-cell>
          <table:table-cell office:value-type="float" office:value="830713603" calcext:value-type="float">
            <text:p>830713603</text:p>
          </table:table-cell>
          <table:table-cell office:value-type="string" calcext:value-type="string">
            <text:p>Павел Максимович Рожков</text:p>
          </table:table-cell>
          <table:table-cell office:value-type="string" calcext:value-type="string">
            <text:p>(812) 214-73-94</text:p>
          </table:table-cell>
          <table:table-cell office:value-type="string" calcext:value-type="string">
            <text:p><text:s/>pgorbacev@vasilev.net</text:p>
          </table:table-cell>
          <table:table-cell office:value-type="string" calcext:value-type="string">
            <text:p>\agents\agent_99.pn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ЭлектроРемОрионЛизин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4365 Ярославская область город Павловский Посад бульвар Космонавтов 64</text:p>
          </table:table-cell>
          <table:table-cell office:value-type="float" office:value="1340072597" calcext:value-type="float">
            <text:p>1340072597</text:p>
          </table:table-cell>
          <table:table-cell office:value-type="float" office:value="500478249" calcext:value-type="float">
            <text:p>500478249</text:p>
          </table:table-cell>
          <table:table-cell office:value-type="string" calcext:value-type="string">
            <text:p>Тарасова Дан Львович</text:p>
          </table:table-cell>
          <table:table-cell office:value-type="string" calcext:value-type="string">
            <text:p><text:s/>(495) 513-93-16</text:p>
          </table:table-cell>
          <table:table-cell office:value-type="string" calcext:value-type="string">
            <text:p><text:s/>anfisa.fedotova@tvetkov.ru</text:p>
          </table:table-cell>
          <table:table-cell office:value-type="string" calcext:value-type="string">
            <text:p>\agents\agent_93.pn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РыбАлмазГаражСна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8792 Воронежская область город Люберцы ул. Космонавтов 7</text:p>
          </table:table-cell>
          <table:table-cell office:value-type="float" office:value="2135119617" calcext:value-type="float">
            <text:p>2135119617</text:p>
          </table:table-cell>
          <table:table-cell office:value-type="float" office:value="916748563" calcext:value-type="float">
            <text:p>916748563</text:p>
          </table:table-cell>
          <table:table-cell office:value-type="string" calcext:value-type="string">
            <text:p>Власов Ян Львович</text:p>
          </table:table-cell>
          <table:table-cell office:value-type="string" calcext:value-type="string">
            <text:p><text:s/>(35222) 46-54-74</text:p>
          </table:table-cell>
          <table:table-cell office:value-type="string" calcext:value-type="string">
            <text:p>diana.gorbunov@gromov.ru</text:p>
          </table:table-cell>
          <table:table-cell office:value-type="string" calcext:value-type="string">
            <text:p>\agents\agent_29.p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ибБашкирТекстил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9540 Мурманская область город Воскресенск пл. Славы 36</text:p>
          </table:table-cell>
          <table:table-cell office:value-type="float" office:value="7392007090" calcext:value-type="float">
            <text:p>7392007090</text:p>
          </table:table-cell>
          <table:table-cell office:value-type="float" office:value="576103661" calcext:value-type="float">
            <text:p>576103661</text:p>
          </table:table-cell>
          <table:table-cell office:value-type="string" calcext:value-type="string">
            <text:p>Григорий Владимирович Елисеева</text:p>
          </table:table-cell>
          <table:table-cell office:value-type="string" calcext:value-type="string">
            <text:p><text:s/>(35222) 92-28-68</text:p>
          </table:table-cell>
          <table:table-cell office:value-type="string" calcext:value-type="string">
            <text:p>vzimina@zdanova.com</text:p>
          </table:table-cell>
          <table:table-cell office:value-type="string" calcext:value-type="string">
            <text:p>\agents\agent_94.png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ЮпитерТяжОрионЭкспедиц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60726 Томская область город Орехово-Зуево въезд 1905 года 51</text:p>
          </table:table-cell>
          <table:table-cell office:value-type="float" office:value="6843174002" calcext:value-type="float">
            <text:p>6843174002</text:p>
          </table:table-cell>
          <table:table-cell office:value-type="float" office:value="935556458" calcext:value-type="float">
            <text:p>935556458</text:p>
          </table:table-cell>
          <table:table-cell office:value-type="string" calcext:value-type="string">
            <text:p>Валерий Евгеньевич Виноградов</text:p>
          </table:table-cell>
          <table:table-cell office:value-type="string" calcext:value-type="string">
            <text:p>(812) 819-51-58</text:p>
          </table:table-cell>
          <table:table-cell office:value-type="string" calcext:value-type="string">
            <text:p>gblokin@orlov.net</text:p>
          </table:table-cell>
          <table:table-cell office:value-type="string" calcext:value-type="string">
            <text:p>\agents\agent_69.png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заньТекстил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891 Челябинская область город Шатура бульвар Ладыгина 40</text:p>
          </table:table-cell>
          <table:table-cell office:value-type="float" office:value="4584384019" calcext:value-type="float">
            <text:p>4584384019</text:p>
          </table:table-cell>
          <table:table-cell office:value-type="float" office:value="149680499" calcext:value-type="float">
            <text:p>149680499</text:p>
          </table:table-cell>
          <table:table-cell office:value-type="string" calcext:value-type="string">
            <text:p>Александров Бронислав Максимович</text:p>
          </table:table-cell>
          <table:table-cell office:value-type="string" calcext:value-type="string">
            <text:p>(922) 936-37-67</text:p>
          </table:table-cell>
          <table:table-cell office:value-type="string" calcext:value-type="string">
            <text:p>osimonova@andreeva.com</text:p>
          </table:table-cell>
          <table:table-cell office:value-type="string" calcext:value-type="string">
            <text:p>\agents\agent_72.pn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ясИнфоМясТрас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3144 Курская область город Талдом проезд Домодедовская 46</text:p>
          </table:table-cell>
          <table:table-cell office:value-type="float" office:value="6387079446" calcext:value-type="float">
            <text:p>6387079446</text:p>
          </table:table-cell>
          <table:table-cell office:value-type="float" office:value="113956342" calcext:value-type="float">
            <text:p>113956342</text:p>
          </table:table-cell>
          <table:table-cell office:value-type="string" calcext:value-type="string">
            <text:p>Лихачёваа Оксана Романовна</text:p>
          </table:table-cell>
          <table:table-cell office:value-type="string" calcext:value-type="string">
            <text:p><text:s/>(812) 375-59-29</text:p>
          </table:table-cell>
          <table:table-cell office:value-type="string" calcext:value-type="string">
            <text:p>dgulyev@krasilnikov.ru</text:p>
          </table:table-cell>
          <table:table-cell office:value-type="string" calcext:value-type="string">
            <text:p>\agents\agent_43.p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втоТомскЦемент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2009 Вологодская область город Красногорск пл. Домодедовская 14</text:p>
          </table:table-cell>
          <table:table-cell office:value-type="float" office:value="8317739640" calcext:value-type="float">
            <text:p>8317739640</text:p>
          </table:table-cell>
          <table:table-cell office:value-type="float" office:value="940326934" calcext:value-type="float">
            <text:p>940326934</text:p>
          </table:table-cell>
          <table:table-cell office:value-type="string" calcext:value-type="string">
            <text:p>Леонид Иванович Афанасьева</text:p>
          </table:table-cell>
          <table:table-cell office:value-type="string" calcext:value-type="string">
            <text:p>(35222) 24-98-18</text:p>
          </table:table-cell>
          <table:table-cell office:value-type="string" calcext:value-type="string">
            <text:p>kabanov.valentina@subbotina.ru</text:p>
          </table:table-cell>
          <table:table-cell office:value-type="string" calcext:value-type="string">
            <text:p>\agents\agent_40.pn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адио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8718 Ленинградская область город Пушкино бульвар Балканская 37</text:p>
          </table:table-cell>
          <table:table-cell office:value-type="float" office:value="9077613654" calcext:value-type="float">
            <text:p>9077613654</text:p>
          </table:table-cell>
          <table:table-cell office:value-type="float" office:value="657690787" calcext:value-type="float">
            <text:p>657690787</text:p>
          </table:table-cell>
          <table:table-cell office:value-type="string" calcext:value-type="string">
            <text:p>Эмма Андреевна Колесникова</text:p>
          </table:table-cell>
          <table:table-cell office:value-type="string" calcext:value-type="string">
            <text:p>(35222) 84-44-92</text:p>
          </table:table-cell>
          <table:table-cell office:value-type="string" calcext:value-type="string">
            <text:p>rtretykova@kozlov.ru</text:p>
          </table:table-cell>
          <table:table-cell office:value-type="string" calcext:value-type="string">
            <text:p>\agents\agent_68.png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изайнФинансМикр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5051 Иркутская область город Серебряные Пруды спуск Домодедовская 41</text:p>
          </table:table-cell>
          <table:table-cell office:value-type="float" office:value="2700182907" calcext:value-type="float">
            <text:p>2700182907</text:p>
          </table:table-cell>
          <table:table-cell office:value-type="float" office:value="141912770" calcext:value-type="float">
            <text:p>141912770</text:p>
          </table:table-cell>
          <table:table-cell office:value-type="string" calcext:value-type="string">
            <text:p>Кузьма Борисович Королёва</text:p>
          </table:table-cell>
          <table:table-cell office:value-type="string" calcext:value-type="string">
            <text:p>(495) 223-67-97</text:p>
          </table:table-cell>
          <table:table-cell office:value-type="string" calcext:value-type="string">
            <text:p><text:s/>varvara15@belousov.ru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ре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6489 Калининградская область город Можайск наб. Славы 35</text:p>
          </table:table-cell>
          <table:table-cell office:value-type="float" office:value="4880732317" calcext:value-type="float">
            <text:p>4880732317</text:p>
          </table:table-cell>
          <table:table-cell office:value-type="float" office:value="258673591" calcext:value-type="float">
            <text:p>258673591</text:p>
          </table:table-cell>
          <table:table-cell office:value-type="string" calcext:value-type="string">
            <text:p>Назар Алексеевич Григорьева</text:p>
          </table:table-cell>
          <table:table-cell office:value-type="string" calcext:value-type="string">
            <text:p>(495) 315-25-86</text:p>
          </table:table-cell>
          <table:table-cell office:value-type="string" calcext:value-type="string">
            <text:p>savina.dominika@belousova.com</text:p>
          </table:table-cell>
          <table:table-cell office:value-type="string" calcext:value-type="string">
            <text:p>\agents\agent_64.png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ЖелДорДизайнМетизТрас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0549 Сахалинская область город Видное проезд Космонавтов 89</text:p>
          </table:table-cell>
          <table:table-cell office:value-type="float" office:value="7669116841" calcext:value-type="float">
            <text:p>7669116841</text:p>
          </table:table-cell>
          <table:table-cell office:value-type="float" office:value="906390137" calcext:value-type="float">
            <text:p>906390137</text:p>
          </table:table-cell>
          <table:table-cell office:value-type="string" calcext:value-type="string">
            <text:p>Игорь Львович Агафонова</text:p>
          </table:table-cell>
          <table:table-cell office:value-type="string" calcext:value-type="string">
            <text:p>8-800-692-72-18</text:p>
          </table:table-cell>
          <table:table-cell office:value-type="string" calcext:value-type="string">
            <text:p>lnikitina@kulikova.com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сбоцемен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19 Курганская область город Дмитров пер. Славы 47</text:p>
          </table:table-cell>
          <table:table-cell office:value-type="float" office:value="1261407459" calcext:value-type="float">
            <text:p>1261407459</text:p>
          </table:table-cell>
          <table:table-cell office:value-type="float" office:value="745921890" calcext:value-type="float">
            <text:p>745921890</text:p>
          </table:table-cell>
          <table:table-cell office:value-type="string" calcext:value-type="string">
            <text:p>Никитинаа Антонина Андреевна</text:p>
          </table:table-cell>
          <table:table-cell office:value-type="string" calcext:value-type="string">
            <text:p><text:s/>(812) 152-28-78</text:p>
          </table:table-cell>
          <table:table-cell office:value-type="string" calcext:value-type="string">
            <text:p><text:s/>antonin19@panfilov.ru</text:p>
          </table:table-cell>
          <table:table-cell office:value-type="string" calcext:value-type="string">
            <text:p>\agents\agent_59.png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Мобайл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3144 Калужская область город Наро-Фоминск бульвар Чехова 70</text:p>
          </table:table-cell>
          <table:table-cell office:value-type="float" office:value="3655195522" calcext:value-type="float">
            <text:p>3655195522</text:p>
          </table:table-cell>
          <table:table-cell office:value-type="float" office:value="395816585" calcext:value-type="float">
            <text:p>395816585</text:p>
          </table:table-cell>
          <table:table-cell office:value-type="string" calcext:value-type="string">
            <text:p>Горшков Кузьма Фёдорович</text:p>
          </table:table-cell>
          <table:table-cell office:value-type="string" calcext:value-type="string">
            <text:p><text:s/>(495) 532-54-42</text:p>
          </table:table-cell>
          <table:table-cell office:value-type="string" calcext:value-type="string">
            <text:p><text:s/>rafail22@orlov.ru</text:p>
          </table:table-cell>
          <table:table-cell office:value-type="string" calcext:value-type="string">
            <text:p>\agents\agent_53.p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ТекстильУралАвтоОп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936 Магаданская область город Видное ул. Гагарина 54</text:p>
          </table:table-cell>
          <table:table-cell office:value-type="float" office:value="3930950057" calcext:value-type="float">
            <text:p>3930950057</text:p>
          </table:table-cell>
          <table:table-cell office:value-type="float" office:value="678529397" calcext:value-type="float">
            <text:p>678529397</text:p>
          </table:table-cell>
          <table:table-cell office:value-type="string" calcext:value-type="string">
            <text:p>Алина Сергеевна Дьячковаа</text:p>
          </table:table-cell>
          <table:table-cell office:value-type="string" calcext:value-type="string">
            <text:p>(495) 418-67-55</text:p>
          </table:table-cell>
          <table:table-cell office:value-type="string" calcext:value-type="string">
            <text:p>hkononova@pavlova.ru</text:p>
          </table:table-cell>
          <table:table-cell office:value-type="string" calcext:value-type="string">
            <text:p>\agents\agent_97.pn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ашки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3065 Рязанская область город Одинцово шоссе Славы 93</text:p>
          </table:table-cell>
          <table:table-cell office:value-type="float" office:value="3105334340" calcext:value-type="float">
            <text:p>3105334340</text:p>
          </table:table-cell>
          <table:table-cell office:value-type="float" office:value="117513650" calcext:value-type="float">
            <text:p>117513650</text:p>
          </table:table-cell>
          <table:table-cell office:value-type="string" calcext:value-type="string">
            <text:p>Одинцова Розалина Дмитриевна</text:p>
          </table:table-cell>
          <table:table-cell office:value-type="string" calcext:value-type="string">
            <text:p>8-800-656-63-99</text:p>
          </table:table-cell>
          <table:table-cell office:value-type="string" calcext:value-type="string">
            <text:p>iskra.sergeev@zykov.com</text:p>
          </table:table-cell>
          <table:table-cell office:value-type="string" calcext:value-type="string">
            <text:p>\agents\agent_33.pn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орДо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6483 Калужская область город Сергиев Посад ул. Славы 9</text:p>
          </table:table-cell>
          <table:table-cell office:value-type="float" office:value="7088187045" calcext:value-type="float">
            <text:p>7088187045</text:p>
          </table:table-cell>
          <table:table-cell office:value-type="float" office:value="440309946" calcext:value-type="float">
            <text:p>440309946</text:p>
          </table:table-cell>
          <table:table-cell office:value-type="string" calcext:value-type="string">
            <text:p>Нонна Львовна Одинцоваа</text:p>
          </table:table-cell>
          <table:table-cell office:value-type="string" calcext:value-type="string">
            <text:p>(812) 364-46-64</text:p>
          </table:table-cell>
          <table:table-cell office:value-type="string" calcext:value-type="string">
            <text:p>maiy12@koklov.net</text:p>
          </table:table-cell>
          <table:table-cell office:value-type="string" calcext:value-type="string">
            <text:p>\agents\agent_77.pn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Компания Ро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9740 Оренбургская область город Наро-Фоминск наб. Будапештсткая 36</text:p>
          </table:table-cell>
          <table:table-cell office:value-type="float" office:value="5502989807" calcext:value-type="float">
            <text:p>5502989807</text:p>
          </table:table-cell>
          <table:table-cell office:value-type="float" office:value="518320454" calcext:value-type="float">
            <text:p>518320454</text:p>
          </table:table-cell>
          <table:table-cell office:value-type="string" calcext:value-type="string">
            <text:p>Алёна Ивановна Тимофеева</text:p>
          </table:table-cell>
          <table:table-cell office:value-type="string" calcext:value-type="string">
            <text:p><text:s/>(35222) 32-99-94</text:p>
          </table:table-cell>
          <table:table-cell office:value-type="string" calcext:value-type="string">
            <text:p><text:s/>odenisov@knyzeva.ru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КазЮпитерТомс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3450 Тульская область город Кашира пр. 1905 года 47</text:p>
          </table:table-cell>
          <table:table-cell office:value-type="float" office:value="9201745524" calcext:value-type="float">
            <text:p>9201745524</text:p>
          </table:table-cell>
          <table:table-cell office:value-type="float" office:value="510248846" calcext:value-type="float">
            <text:p>510248846</text:p>
          </table:table-cell>
          <table:table-cell office:value-type="string" calcext:value-type="string">
            <text:p>Рафаил Андреевич Копылов</text:p>
          </table:table-cell>
          <table:table-cell office:value-type="string" calcext:value-type="string">
            <text:p><text:s/>(35222) 24-85-54</text:p>
          </table:table-cell>
          <table:table-cell office:value-type="string" calcext:value-type="string">
            <text:p>tgavrilov@frolov.ru</text:p>
          </table:table-cell>
          <table:table-cell office:value-type="string" calcext:value-type="string">
            <text:p>\agents\agent_85.png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еверГаз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9479 Орловская область город Павловский Посад спуск Бухарестская 28</text:p>
          </table:table-cell>
          <table:table-cell office:value-type="float" office:value="7908427926" calcext:value-type="float">
            <text:p>7908427926</text:p>
          </table:table-cell>
          <table:table-cell office:value-type="float" office:value="249521550" calcext:value-type="float">
            <text:p>249521550</text:p>
          </table:table-cell>
          <table:table-cell office:value-type="string" calcext:value-type="string">
            <text:p>Валериан Андреевич Кириллова</text:p>
          </table:table-cell>
          <table:table-cell office:value-type="string" calcext:value-type="string">
            <text:p>(812) 973-88-81</text:p>
          </table:table-cell>
          <table:table-cell office:value-type="string" calcext:value-type="string">
            <text:p>smukina@evseev.com</text:p>
          </table:table-cell>
          <table:table-cell office:value-type="string" calcext:value-type="string">
            <text:p>\agents\agent_15.pn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Компания КазАлма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8810 Кемеровская область город Лотошино пер. Ломоносова 90</text:p>
          </table:table-cell>
          <table:table-cell office:value-type="float" office:value="3084797352" calcext:value-type="float">
            <text:p>3084797352</text:p>
          </table:table-cell>
          <table:table-cell office:value-type="float" office:value="123190924" calcext:value-type="float">
            <text:p>123190924</text:p>
          </table:table-cell>
          <table:table-cell office:value-type="string" calcext:value-type="string">
            <text:p>Марк Фёдорович Муравьёва</text:p>
          </table:table-cell>
          <table:table-cell office:value-type="string" calcext:value-type="string">
            <text:p><text:s/>(922) 692-21-57</text:p>
          </table:table-cell>
          <table:table-cell office:value-type="string" calcext:value-type="string">
            <text:p>irina.gusina@vlasova.ru</text:p>
          </table:table-cell>
          <table:table-cell office:value-type="string" calcext:value-type="string">
            <text:p>\agents\agent_105.png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ЦементАсбоцементОрионТрас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1534 Орловская область город Серебряные Пруды проезд Гагарина 54</text:p>
          </table:table-cell>
          <table:table-cell office:value-type="float" office:value="2972154471" calcext:value-type="float">
            <text:p>2972154471</text:p>
          </table:table-cell>
          <table:table-cell office:value-type="float" office:value="668972219" calcext:value-type="float">
            <text:p>668972219</text:p>
          </table:table-cell>
          <table:table-cell office:value-type="string" calcext:value-type="string">
            <text:p>Павлова Марк Александрович</text:p>
          </table:table-cell>
          <table:table-cell office:value-type="string" calcext:value-type="string">
            <text:p>(495) 979-36-66</text:p>
          </table:table-cell>
          <table:table-cell office:value-type="string" calcext:value-type="string">
            <text:p>igulyeva@kostina.ru</text:p>
          </table:table-cell>
          <table:table-cell office:value-type="string" calcext:value-type="string">
            <text:p>\agents\agent_28.png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Компания Электр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3744 Рязанская область город Клин въезд Косиора 29</text:p>
          </table:table-cell>
          <table:table-cell office:value-type="float" office:value="4335399269" calcext:value-type="float">
            <text:p>4335399269</text:p>
          </table:table-cell>
          <table:table-cell office:value-type="float" office:value="780051451" calcext:value-type="float">
            <text:p>780051451</text:p>
          </table:table-cell>
          <table:table-cell office:value-type="string" calcext:value-type="string">
            <text:p>Кабанов Кирилл Максимович</text:p>
          </table:table-cell>
          <table:table-cell office:value-type="string" calcext:value-type="string">
            <text:p>(35222) 63-92-83</text:p>
          </table:table-cell>
          <table:table-cell office:value-type="string" calcext:value-type="string">
            <text:p>blokin.sofiy@terentev.ru</text:p>
          </table:table-cell>
          <table:table-cell office:value-type="string" calcext:value-type="string">
            <text:p>\agents\agent_41.png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БашкирЮпитерТомс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268 Сахалинская область город Волоколамск проезд Ладыгина 51</text:p>
          </table:table-cell>
          <table:table-cell office:value-type="float" office:value="1606315697" calcext:value-type="float">
            <text:p>1606315697</text:p>
          </table:table-cell>
          <table:table-cell office:value-type="float" office:value="217799345" calcext:value-type="float">
            <text:p>217799345</text:p>
          </table:table-cell>
          <table:table-cell office:value-type="string" calcext:value-type="string">
            <text:p>Фадеева Раиса Александровна</text:p>
          </table:table-cell>
          <table:table-cell office:value-type="string" calcext:value-type="string">
            <text:p><text:s/>(812) 395-91-75</text:p>
          </table:table-cell>
          <table:table-cell office:value-type="string" calcext:value-type="string">
            <text:p><text:s/>dyckov.veniamin@kotova.ru</text:p>
          </table:table-cell>
          <table:table-cell office:value-type="string" calcext:value-type="string">
            <text:p>\agents\agent_84.png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ОрионВект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8159 Свердловская область город Подольск спуск Балканская 72</text:p>
          </table:table-cell>
          <table:table-cell office:value-type="float" office:value="5687675108" calcext:value-type="float">
            <text:p>5687675108</text:p>
          </table:table-cell>
          <table:table-cell office:value-type="float" office:value="816451597" calcext:value-type="float">
            <text:p>816451597</text:p>
          </table:table-cell>
          <table:table-cell office:value-type="string" calcext:value-type="string">
            <text:p>Алексей Борисович Семёнова</text:p>
          </table:table-cell>
          <table:table-cell office:value-type="string" calcext:value-type="string">
            <text:p>(922) 456-59-29</text:p>
          </table:table-cell>
          <table:table-cell office:value-type="string" calcext:value-type="string">
            <text:p><text:s/>subbotin.rostislav@zueva.org</text:p>
          </table:table-cell>
          <table:table-cell office:value-type="string" calcext:value-type="string">
            <text:p>\agents\agent_22.p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Ро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2597 Калужская область город Клин пр. Гагарина 57</text:p>
          </table:table-cell>
          <table:table-cell office:value-type="float" office:value="6729448041" calcext:value-type="float">
            <text:p>6729448041</text:p>
          </table:table-cell>
          <table:table-cell office:value-type="float" office:value="935241906" calcext:value-type="float">
            <text:p>935241906</text:p>
          </table:table-cell>
          <table:table-cell office:value-type="string" calcext:value-type="string">
            <text:p>Никифороваа Рената Сергеевна</text:p>
          </table:table-cell>
          <table:table-cell office:value-type="string" calcext:value-type="string">
            <text:p>(922) 822-88-76</text:p>
          </table:table-cell>
          <table:table-cell office:value-type="string" calcext:value-type="string">
            <text:p>potapov.abram@trofimova.org</text:p>
          </table:table-cell>
          <table:table-cell office:value-type="string" calcext:value-type="string">
            <text:p>\agents\agent_36.pn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ДизайнВосто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0394 Оренбургская область город Павловский Посад спуск Косиора 50</text:p>
          </table:table-cell>
          <table:table-cell office:value-type="float" office:value="6222265808" calcext:value-type="float">
            <text:p>6222265808</text:p>
          </table:table-cell>
          <table:table-cell office:value-type="float" office:value="245694799" calcext:value-type="float">
            <text:p>245694799</text:p>
          </table:table-cell>
          <table:table-cell office:value-type="string" calcext:value-type="string">
            <text:p>Добрыня Сергеевич Кабанов</text:p>
          </table:table-cell>
          <table:table-cell office:value-type="string" calcext:value-type="string">
            <text:p>(922) 767-84-15</text:p>
          </table:table-cell>
          <table:table-cell office:value-type="string" calcext:value-type="string">
            <text:p>efimova.timofei@tretykova.ru</text:p>
          </table:table-cell>
          <table:table-cell office:value-type="string" calcext:value-type="string">
            <text:p>\agents\agent_17.png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РемГаражЛиф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715 Ивановская область город Люберцы проезд Космонавтов 89</text:p>
          </table:table-cell>
          <table:table-cell office:value-type="float" office:value="1656477206" calcext:value-type="float">
            <text:p>1656477206</text:p>
          </table:table-cell>
          <table:table-cell office:value-type="float" office:value="988968838" calcext:value-type="float">
            <text:p>988968838</text:p>
          </table:table-cell>
          <table:table-cell office:value-type="string" calcext:value-type="string">
            <text:p>Филатов Владимир Максимович</text:p>
          </table:table-cell>
          <table:table-cell office:value-type="string" calcext:value-type="string">
            <text:p><text:s/>(35222) 18-85-61</text:p>
          </table:table-cell>
          <table:table-cell office:value-type="string" calcext:value-type="string">
            <text:p>novikova.gleb@sestakov.ru</text:p>
          </table:table-cell>
          <table:table-cell office:value-type="string" calcext:value-type="string">
            <text:p>\agents\agent_90.png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ПивГла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4290 Астраханская область город Талдом проезд Космонавтов 17</text:p>
          </table:table-cell>
          <table:table-cell office:value-type="float" office:value="3090235456" calcext:value-type="float">
            <text:p>3090235456</text:p>
          </table:table-cell>
          <table:table-cell office:value-type="float" office:value="870818930" calcext:value-type="float">
            <text:p>870818930</text:p>
          </table:table-cell>
          <table:table-cell office:value-type="string" calcext:value-type="string">
            <text:p>Клим Иванович Юдин</text:p>
          </table:table-cell>
          <table:table-cell office:value-type="string" calcext:value-type="string">
            <text:p><text:s/>8-800-153-74-46</text:p>
          </table:table-cell>
          <table:table-cell office:value-type="string" calcext:value-type="string">
            <text:p><text:s/>sofiy.bolsakov@isakova.ru</text:p>
          </table:table-cell>
          <table:table-cell office:value-type="string" calcext:value-type="string">
            <text:p>\agents\agent_27.pn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Компания Гара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5101 Белгородская область город Балашиха бульвар 1905 года 0</text:p>
          </table:table-cell>
          <table:table-cell office:value-type="float" office:value="6190244524" calcext:value-type="float">
            <text:p>6190244524</text:p>
          </table:table-cell>
          <table:table-cell office:value-type="float" office:value="399106161" calcext:value-type="float">
            <text:p>399106161</text:p>
          </table:table-cell>
          <table:table-cell office:value-type="string" calcext:value-type="string">
            <text:p>Владлена Фёдоровна Ларионоваа</text:p>
          </table:table-cell>
          <table:table-cell office:value-type="string" calcext:value-type="string">
            <text:p><text:s/>(35222) 22-47-12</text:p>
          </table:table-cell>
          <table:table-cell office:value-type="string" calcext:value-type="string">
            <text:p><text:s/>asiryeva@andreeva.com</text:p>
          </table:table-cell>
          <table:table-cell office:value-type="string" calcext:value-type="string">
            <text:p>\agents\agent_91.png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Монта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594 Магаданская область город Шаховская спуск Сталина 59</text:p>
          </table:table-cell>
          <table:table-cell office:value-type="float" office:value="6142194281" calcext:value-type="float">
            <text:p>6142194281</text:p>
          </table:table-cell>
          <table:table-cell office:value-type="float" office:value="154457435" calcext:value-type="float">
            <text:p>154457435</text:p>
          </table:table-cell>
          <table:table-cell office:value-type="string" calcext:value-type="string">
            <text:p>Блохина Сергей Максимович</text:p>
          </table:table-cell>
          <table:table-cell office:value-type="string" calcext:value-type="string">
            <text:p>(495) 783-36-97</text:p>
          </table:table-cell>
          <table:table-cell office:value-type="string" calcext:value-type="string">
            <text:p>zakar.sazonova@gavrilov.ru</text:p>
          </table:table-cell>
          <table:table-cell office:value-type="string" calcext:value-type="string">
            <text:p>\agents\agent_66.pn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ВодГара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8899 Саратовская область город Раменское пр. Славы 40</text:p>
          </table:table-cell>
          <table:table-cell office:value-type="float" office:value="5575072431" calcext:value-type="float">
            <text:p>5575072431</text:p>
          </table:table-cell>
          <table:table-cell office:value-type="float" office:value="684290320" calcext:value-type="float">
            <text:p>684290320</text:p>
          </table:table-cell>
          <table:table-cell office:value-type="string" calcext:value-type="string">
            <text:p>Лаврентий Фёдорович Логинова</text:p>
          </table:table-cell>
          <table:table-cell office:value-type="string" calcext:value-type="string">
            <text:p><text:s/>(35222) 11-75-66</text:p>
          </table:table-cell>
          <table:table-cell office:value-type="string" calcext:value-type="string">
            <text:p>pmaslov@fomiceva.com</text:p>
          </table:table-cell>
          <table:table-cell office:value-type="string" calcext:value-type="string">
            <text:p>\agents\agent_92.p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Компания Мета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8229 Иркутская область город Истра бульвар Бухарестская 97</text:p>
          </table:table-cell>
          <table:table-cell office:value-type="float" office:value="9933367989" calcext:value-type="float">
            <text:p>9933367989</text:p>
          </table:table-cell>
          <table:table-cell office:value-type="float" office:value="856443865" calcext:value-type="float">
            <text:p>856443865</text:p>
          </table:table-cell>
          <table:table-cell office:value-type="string" calcext:value-type="string">
            <text:p>Валентина Ивановна Громова</text:p>
          </table:table-cell>
          <table:table-cell office:value-type="string" calcext:value-type="string">
            <text:p><text:s/>(35222) 99-39-28</text:p>
          </table:table-cell>
          <table:table-cell office:value-type="string" calcext:value-type="string">
            <text:p>vasileva.tatyna@lebedeva.net</text:p>
          </table:table-cell>
          <table:table-cell office:value-type="string" calcext:value-type="string">
            <text:p>\agents\agent_16.pn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Бу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9600 Новгородская область город Ногинск пл. Гагарина 68</text:p>
          </table:table-cell>
          <table:table-cell office:value-type="float" office:value="1953785418" calcext:value-type="float">
            <text:p>1953785418</text:p>
          </table:table-cell>
          <table:table-cell office:value-type="float" office:value="122905583" calcext:value-type="float">
            <text:p>122905583</text:p>
          </table:table-cell>
          <table:table-cell office:value-type="string" calcext:value-type="string">
            <text:p>Татьяна Сергеевна Королёваа</text:p>
          </table:table-cell>
          <table:table-cell office:value-type="string" calcext:value-type="string">
            <text:p><text:s/>(922) 282-82-91</text:p>
          </table:table-cell>
          <table:table-cell office:value-type="string" calcext:value-type="string">
            <text:p><text:s/>belova.vikentii@konstantinova.net</text:p>
          </table:table-cell>
          <table:table-cell office:value-type="string" calcext:value-type="string">
            <text:p>\agents\agent_103.pn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Гор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009 Белгородская область город Коломна шоссе Домодедовская 93</text:p>
          </table:table-cell>
          <table:table-cell office:value-type="float" office:value="6196739969" calcext:value-type="float">
            <text:p>6196739969</text:p>
          </table:table-cell>
          <table:table-cell office:value-type="float" office:value="784512010" calcext:value-type="float">
            <text:p>784512010</text:p>
          </table:table-cell>
          <table:table-cell office:value-type="string" calcext:value-type="string">
            <text:p>Адриан Александрович Одинцов</text:p>
          </table:table-cell>
          <table:table-cell office:value-type="string" calcext:value-type="string">
            <text:p>(812) 327-52-23</text:p>
          </table:table-cell>
          <table:table-cell office:value-type="string" calcext:value-type="string">
            <text:p>rostislav.savelev@dmitrieva.ru</text:p>
          </table:table-cell>
          <table:table-cell office:value-type="string" calcext:value-type="string">
            <text:p>\agents\agent_46.pn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МясРе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3648 Калужская область город Воскресенск пр. Будапештсткая 91</text:p>
          </table:table-cell>
          <table:table-cell office:value-type="float" office:value="9254261217" calcext:value-type="float">
            <text:p>9254261217</text:p>
          </table:table-cell>
          <table:table-cell office:value-type="float" office:value="656363498" calcext:value-type="float">
            <text:p>656363498</text:p>
          </table:table-cell>
          <table:table-cell office:value-type="string" calcext:value-type="string">
            <text:p>Белоусоваа Ирина Максимовна</text:p>
          </table:table-cell>
          <table:table-cell office:value-type="string" calcext:value-type="string">
            <text:p><text:s/>(812) 256-74-95</text:p>
          </table:table-cell>
          <table:table-cell office:value-type="string" calcext:value-type="string">
            <text:p>bkozlov@volkov.ru</text:p>
          </table:table-cell>
          <table:table-cell office:value-type="string" calcext:value-type="string">
            <text:p>\agents\agent_83.png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МясТрансМоторЛизин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5320 Ивановская область город Шатура спуск Гоголя 88</text:p>
          </table:table-cell>
          <table:table-cell office:value-type="float" office:value="6148685143" calcext:value-type="float">
            <text:p>6148685143</text:p>
          </table:table-cell>
          <table:table-cell office:value-type="float" office:value="196332656" calcext:value-type="float">
            <text:p>196332656</text:p>
          </table:table-cell>
          <table:table-cell office:value-type="string" calcext:value-type="string">
            <text:p>Тамара Дмитриевна Семёноваа</text:p>
          </table:table-cell>
          <table:table-cell office:value-type="string" calcext:value-type="string">
            <text:p><text:s/>(495) 489-75-57</text:p>
          </table:table-cell>
          <table:table-cell office:value-type="string" calcext:value-type="string">
            <text:p><text:s/>vlad.sokolov@andreev.org</text:p>
          </table:table-cell>
          <table:table-cell office:value-type="string" calcext:value-type="string">
            <text:p>\agents\agent_87.png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Компания ТелекомХмельГаражПро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668 Ростовская область город Зарайск наб. Гагарина 69</text:p>
          </table:table-cell>
          <table:table-cell office:value-type="float" office:value="1614623826" calcext:value-type="float">
            <text:p>1614623826</text:p>
          </table:table-cell>
          <table:table-cell office:value-type="float" office:value="824882264" calcext:value-type="float">
            <text:p>824882264</text:p>
          </table:table-cell>
          <table:table-cell office:value-type="string" calcext:value-type="string">
            <text:p>Костина Татьяна Борисовна</text:p>
          </table:table-cell>
          <table:table-cell office:value-type="string" calcext:value-type="string">
            <text:p><text:s/>8-800-617-13-37</text:p>
          </table:table-cell>
          <table:table-cell office:value-type="string" calcext:value-type="string">
            <text:p>qkolesnikova@kalinina.ru</text:p>
          </table:table-cell>
          <table:table-cell office:value-type="string" calcext:value-type="string">
            <text:p>\agents\agent_96.png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МетизТехАвтоПро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3016 Брянская область город Подольск пл. Домодедовская 93</text:p>
          </table:table-cell>
          <table:table-cell office:value-type="float" office:value="2988890076" calcext:value-type="float">
            <text:p>2988890076</text:p>
          </table:table-cell>
          <table:table-cell office:value-type="float" office:value="215491048" calcext:value-type="float">
            <text:p>215491048</text:p>
          </table:table-cell>
          <table:table-cell office:value-type="string" calcext:value-type="string">
            <text:p>Егор Фёдорович Третьякова</text:p>
          </table:table-cell>
          <table:table-cell office:value-type="string" calcext:value-type="string">
            <text:p>8-800-192-74-77</text:p>
          </table:table-cell>
          <table:table-cell office:value-type="string" calcext:value-type="string">
            <text:p>anastasiy.gromov@samsonova.com</text:p>
          </table:table-cell>
          <table:table-cell office:value-type="string" calcext:value-type="string">
            <text:p>\agents\agent_58.png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РосАвтоМонта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914 Курская область город Ногинск спуск Ладыгина 66</text:p>
          </table:table-cell>
          <table:table-cell office:value-type="float" office:value="4735043946" calcext:value-type="float">
            <text:p>4735043946</text:p>
          </table:table-cell>
          <table:table-cell office:value-type="float" office:value="263682488" calcext:value-type="float">
            <text:p>263682488</text:p>
          </table:table-cell>
          <table:table-cell office:value-type="string" calcext:value-type="string">
            <text:p>Диана Алексеевна Исаковаа</text:p>
          </table:table-cell>
          <table:table-cell office:value-type="string" calcext:value-type="string">
            <text:p><text:s/>8-800-468-91-51</text:p>
          </table:table-cell>
          <table:table-cell office:value-type="string" calcext:value-type="string">
            <text:p>lapin.inessa@isaeva.com</text:p>
          </table:table-cell>
          <table:table-cell office:value-type="string" calcext:value-type="string">
            <text:p>\agents\agent_80.p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Компания КрепГа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5525 Воронежская область город Орехово-Зуево спуск Ленина 14</text:p>
          </table:table-cell>
          <table:table-cell office:value-type="float" office:value="2910821636" calcext:value-type="float">
            <text:p>2910821636</text:p>
          </table:table-cell>
          <table:table-cell office:value-type="float" office:value="169856199" calcext:value-type="float">
            <text:p>169856199</text:p>
          </table:table-cell>
          <table:table-cell office:value-type="string" calcext:value-type="string">
            <text:p>Эмилия Фёдоровна Шилова</text:p>
          </table:table-cell>
          <table:table-cell office:value-type="string" calcext:value-type="string">
            <text:p><text:s/>8-800-971-62-32</text:p>
          </table:table-cell>
          <table:table-cell office:value-type="string" calcext:value-type="string">
            <text:p>iturova@isakova.ru</text:p>
          </table:table-cell>
          <table:table-cell office:value-type="string" calcext:value-type="string">
            <text:p>\agents\agent_48.p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БухТел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1781 Астраханская область город Орехово-Зуево спуск Ломоносова 67</text:p>
          </table:table-cell>
          <table:table-cell office:value-type="float" office:value="3547826061" calcext:value-type="float">
            <text:p>3547826061</text:p>
          </table:table-cell>
          <table:table-cell office:value-type="float" office:value="581933218" calcext:value-type="float">
            <text:p>581933218</text:p>
          </table:table-cell>
          <table:table-cell office:value-type="string" calcext:value-type="string">
            <text:p>Клавдия Романовна Савина</text:p>
          </table:table-cell>
          <table:table-cell office:value-type="string" calcext:value-type="string">
            <text:p><text:s/>(35222) 89-78-68</text:p>
          </table:table-cell>
          <table:table-cell office:value-type="string" calcext:value-type="string">
            <text:p>vasilev.svetlana@saskov.org</text:p>
          </table:table-cell>
          <table:table-cell office:value-type="string" calcext:value-type="string">
            <text:p>\agents\agent_18.pn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ТяжМяж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489 Самарская область город Озёры ул. Ломоносова 9</text:p>
          </table:table-cell>
          <table:table-cell office:value-type="float" office:value="6391522710" calcext:value-type="float">
            <text:p>6391522710</text:p>
          </table:table-cell>
          <table:table-cell office:value-type="float" office:value="209038885" calcext:value-type="float">
            <text:p>209038885</text:p>
          </table:table-cell>
          <table:table-cell office:value-type="string" calcext:value-type="string">
            <text:p>Юлия Львовна Горбунова</text:p>
          </table:table-cell>
          <table:table-cell office:value-type="string" calcext:value-type="string">
            <text:p><text:s/>(812) 425-28-46</text:p>
          </table:table-cell>
          <table:table-cell office:value-type="string" calcext:value-type="string">
            <text:p><text:s/>bzykov@baranov.com</text:p>
          </table:table-cell>
          <table:table-cell office:value-type="string" calcext:value-type="string">
            <text:p>\agents\agent_55.png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Те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1935 Калининградская область город Павловский Посад наб. Гагарина 59</text:p>
          </table:table-cell>
          <table:table-cell office:value-type="float" office:value="9282924869" calcext:value-type="float">
            <text:p>9282924869</text:p>
          </table:table-cell>
          <table:table-cell office:value-type="float" office:value="587356429" calcext:value-type="float">
            <text:p>587356429</text:p>
          </table:table-cell>
          <table:table-cell office:value-type="string" calcext:value-type="string">
            <text:p>Аким Романович Логинова</text:p>
          </table:table-cell>
          <table:table-cell office:value-type="string" calcext:value-type="string">
            <text:p><text:s/>(922) 113-94-49</text:p>
          </table:table-cell>
          <table:table-cell office:value-type="string" calcext:value-type="string">
            <text:p>vasilisa99@belyev.ru</text:p>
          </table:table-cell>
          <table:table-cell office:value-type="string" calcext:value-type="string">
            <text:p>\agents\agent_86.png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ГлавITФлотПро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7811 Мурманская область город Егорьевск ул. Ленина 24</text:p>
          </table:table-cell>
          <table:table-cell office:value-type="float" office:value="2561361494" calcext:value-type="float">
            <text:p>2561361494</text:p>
          </table:table-cell>
          <table:table-cell office:value-type="float" office:value="525678825" calcext:value-type="float">
            <text:p>525678825</text:p>
          </table:table-cell>
          <table:table-cell office:value-type="string" calcext:value-type="string">
            <text:p>Зыкова Стефан Максимович</text:p>
          </table:table-cell>
          <table:table-cell office:value-type="string" calcext:value-type="string">
            <text:p>(35222) 33-48-16</text:p>
          </table:table-cell>
          <table:table-cell office:value-type="string" calcext:value-type="string">
            <text:p><text:s/>savva.rybov@kolobov.ru</text:p>
          </table:table-cell>
          <table:table-cell office:value-type="string" calcext:value-type="string">
            <text:p>\agents\agent_89.pn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236 Воронежская область город Павловский Посад бульвар Ленина 28</text:p>
          </table:table-cell>
          <table:table-cell office:value-type="float" office:value="8929775900" calcext:value-type="float">
            <text:p>8929775900</text:p>
          </table:table-cell>
          <table:table-cell office:value-type="float" office:value="788028687" calcext:value-type="float">
            <text:p>788028687</text:p>
          </table:table-cell>
          <table:table-cell office:value-type="string" calcext:value-type="string">
            <text:p>Савинаа Нина Александровна</text:p>
          </table:table-cell>
          <table:table-cell office:value-type="string" calcext:value-type="string">
            <text:p>(495) 227-66-48</text:p>
          </table:table-cell>
          <table:table-cell office:value-type="string" calcext:value-type="string">
            <text:p>nsitnikova@tikonova.org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ТелекомЮпите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59793 Курская область город Егорьевск бульвар Ленина 72</text:p>
          </table:table-cell>
          <table:table-cell office:value-type="float" office:value="9383182378" calcext:value-type="float">
            <text:p>9383182378</text:p>
          </table:table-cell>
          <table:table-cell office:value-type="float" office:value="944520594" calcext:value-type="float">
            <text:p>944520594</text:p>
          </table:table-cell>
          <table:table-cell office:value-type="string" calcext:value-type="string">
            <text:p>Калинина Татьяна Ивановна</text:p>
          </table:table-cell>
          <table:table-cell office:value-type="string" calcext:value-type="string">
            <text:p>(812) 798-33-53</text:p>
          </table:table-cell>
          <table:table-cell office:value-type="string" calcext:value-type="string">
            <text:p>kulikov.adrian@zuravlev.org</text:p>
          </table:table-cell>
          <table:table-cell office:value-type="string" calcext:value-type="string">
            <text:p>\agents\agent_106.png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МонтажВекторМобайлЦент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869 Ленинградская область город Ступино наб. Ленина 80</text:p>
          </table:table-cell>
          <table:table-cell office:value-type="float" office:value="4433392652" calcext:value-type="float">
            <text:p>4433392652</text:p>
          </table:table-cell>
          <table:table-cell office:value-type="float" office:value="757806909" calcext:value-type="float">
            <text:p>757806909</text:p>
          </table:table-cell>
          <table:table-cell office:value-type="string" calcext:value-type="string">
            <text:p>Захар Александрович Панова</text:p>
          </table:table-cell>
          <table:table-cell office:value-type="string" calcext:value-type="string">
            <text:p>(495) 566-98-62</text:p>
          </table:table-cell>
          <table:table-cell office:value-type="string" calcext:value-type="string">
            <text:p>pavel.davydova@tretykov.net</text:p>
          </table:table-cell>
          <table:table-cell office:value-type="string" calcext:value-type="string">
            <text:p>\agents\agent_32.png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ВостокГла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022 Ростовская область город Озёры ул. Домодедовская 19</text:p>
          </table:table-cell>
          <table:table-cell office:value-type="float" office:value="3580946305" calcext:value-type="float">
            <text:p>3580946305</text:p>
          </table:table-cell>
          <table:table-cell office:value-type="float" office:value="405017349" calcext:value-type="float">
            <text:p>405017349</text:p>
          </table:table-cell>
          <table:table-cell office:value-type="string" calcext:value-type="string">
            <text:p>Инга Фёдоровна Дмитриева</text:p>
          </table:table-cell>
          <table:table-cell office:value-type="string" calcext:value-type="string">
            <text:p>(922) 329-34-28</text:p>
          </table:table-cell>
          <table:table-cell office:value-type="string" calcext:value-type="string">
            <text:p>gordei95@kirillov.ru</text:p>
          </table:table-cell>
          <table:table-cell office:value-type="string" calcext:value-type="string">
            <text:p>\agents\agent_88.png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Компания КрепЦемен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3477 Мурманская область город Кашира бульвар Домодедовская 61</text:p>
          </table:table-cell>
          <table:table-cell office:value-type="float" office:value="3025099903" calcext:value-type="float">
            <text:p>3025099903</text:p>
          </table:table-cell>
          <table:table-cell office:value-type="float" office:value="606083992" calcext:value-type="float">
            <text:p>606083992</text:p>
          </table:table-cell>
          <table:table-cell office:value-type="string" calcext:value-type="string">
            <text:p>Екатерина Львовна Суворова</text:p>
          </table:table-cell>
          <table:table-cell office:value-type="string" calcext:value-type="string">
            <text:p>8-800-628-79-67</text:p>
          </table:table-cell>
          <table:table-cell office:value-type="string" calcext:value-type="string">
            <text:p><text:s/>rusakov.efim@nikiforov.ru</text:p>
          </table:table-cell>
          <table:table-cell office:value-type="string" calcext:value-type="string">
            <text:p>\agents\agent_75.pn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ЖелД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0124 Иркутская область город Егорьевск пер. Гагарина 67</text:p>
          </table:table-cell>
          <table:table-cell office:value-type="float" office:value="9392505809" calcext:value-type="float">
            <text:p>9392505809</text:p>
          </table:table-cell>
          <table:table-cell office:value-type="float" office:value="911026119" calcext:value-type="float">
            <text:p>911026119</text:p>
          </table:table-cell>
          <table:table-cell office:value-type="string" calcext:value-type="string">
            <text:p>Симоноваа Лариса Борисовна</text:p>
          </table:table-cell>
          <table:table-cell office:value-type="string" calcext:value-type="string">
            <text:p>(35222) 26-55-64</text:p>
          </table:table-cell>
          <table:table-cell office:value-type="string" calcext:value-type="string">
            <text:p><text:s/>karitonova.fedosy@vasileva.net</text:p>
          </table:table-cell>
          <table:table-cell office:value-type="string" calcext:value-type="string">
            <text:p>\agents\agent_51.png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Компания Хмел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89757 Новосибирская область город Раменское бульвар 1905 года 93</text:p>
          </table:table-cell>
          <table:table-cell office:value-type="float" office:value="9004087602" calcext:value-type="float">
            <text:p>9004087602</text:p>
          </table:table-cell>
          <table:table-cell office:value-type="float" office:value="297273898" calcext:value-type="float">
            <text:p>297273898</text:p>
          </table:table-cell>
          <table:table-cell office:value-type="string" calcext:value-type="string">
            <text:p>Владимир Борисович Суворова</text:p>
          </table:table-cell>
          <table:table-cell office:value-type="string" calcext:value-type="string">
            <text:p>(35222) 27-19-66</text:p>
          </table:table-cell>
          <table:table-cell office:value-type="string" calcext:value-type="string">
            <text:p><text:s/>ermakov.mark@isakova.ru</text:p>
          </table:table-cell>
          <table:table-cell office:value-type="string" calcext:value-type="string">
            <text:p>\agents\agent_67.p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Цемен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315 Амурская область город Шаховская наб. Чехова 62</text:p>
          </table:table-cell>
          <table:table-cell office:value-type="float" office:value="9662118663" calcext:value-type="float">
            <text:p>9662118663</text:p>
          </table:table-cell>
          <table:table-cell office:value-type="float" office:value="650216214" calcext:value-type="float">
            <text:p>650216214</text:p>
          </table:table-cell>
          <table:table-cell office:value-type="string" calcext:value-type="string">
            <text:p>Анфиса Фёдоровна Буроваа</text:p>
          </table:table-cell>
          <table:table-cell office:value-type="string" calcext:value-type="string">
            <text:p><text:s/>(922) 859-19-97</text:p>
          </table:table-cell>
          <table:table-cell office:value-type="string" calcext:value-type="string">
            <text:p><text:s/>panova.klementina@bobrov.ru</text:p>
          </table:table-cell>
          <table:table-cell office:value-type="string" calcext:value-type="string">
            <text:p>\agents\agent_79.png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ЛенМобайлМикр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175 Ростовская область город Одинцово ул. Космонавтов 99</text:p>
          </table:table-cell>
          <table:table-cell office:value-type="float" office:value="6729041572" calcext:value-type="float">
            <text:p>6729041572</text:p>
          </table:table-cell>
          <table:table-cell office:value-type="float" office:value="828657559" calcext:value-type="float">
            <text:p>828657559</text:p>
          </table:table-cell>
          <table:table-cell office:value-type="string" calcext:value-type="string">
            <text:p>Изабелла Евгеньевна Дьячкова</text:p>
          </table:table-cell>
          <table:table-cell office:value-type="string" calcext:value-type="string">
            <text:p><text:s/>(35222) 96-34-97</text:p>
          </table:table-cell>
          <table:table-cell office:value-type="string" calcext:value-type="string">
            <text:p>frolov.artem@zuravlev.ru</text:p>
          </table:table-cell>
          <table:table-cell office:value-type="string" calcext:value-type="string">
            <text:p>\agents\agent_52.png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Компания ТверьДизай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2492 Калининградская область город Москва проезд Сталина 64</text:p>
          </table:table-cell>
          <table:table-cell office:value-type="float" office:value="3567301661" calcext:value-type="float">
            <text:p>3567301661</text:p>
          </table:table-cell>
          <table:table-cell office:value-type="float" office:value="623881311" calcext:value-type="float">
            <text:p>623881311</text:p>
          </table:table-cell>
          <table:table-cell office:value-type="string" calcext:value-type="string">
            <text:p>Доминика Александровна Никитинаа</text:p>
          </table:table-cell>
          <table:table-cell office:value-type="string" calcext:value-type="string">
            <text:p><text:s/>8-800-234-93-22</text:p>
          </table:table-cell>
          <table:table-cell office:value-type="string" calcext:value-type="string">
            <text:p><text:s/>ypotapov@kolesnikova.ru</text:p>
          </table:table-cell>
          <table:table-cell office:value-type="string" calcext:value-type="string">
            <text:p>\agents\agent_37.png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ВодТверьХозМаши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030 Сахалинская область город Шатура въезд Гоголя 79</text:p>
          </table:table-cell>
          <table:table-cell office:value-type="float" office:value="4174253174" calcext:value-type="float">
            <text:p>4174253174</text:p>
          </table:table-cell>
          <table:table-cell office:value-type="float" office:value="522227145" calcext:value-type="float">
            <text:p>522227145</text:p>
          </table:table-cell>
          <table:table-cell office:value-type="string" calcext:value-type="string">
            <text:p>Александра Дмитриевна Ждановаа</text:p>
          </table:table-cell>
          <table:table-cell office:value-type="string" calcext:value-type="string">
            <text:p><text:s/>(495) 756-36-72</text:p>
          </table:table-cell>
          <table:table-cell office:value-type="string" calcext:value-type="string">
            <text:p>tkrylov@baranova.net</text:p>
          </table:table-cell>
          <table:table-cell office:value-type="string" calcext:value-type="string">
            <text:p>\agents\agent_81.p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ТелеГлавВекторСбы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89 Челябинская область город Пушкино въезд Бухарестская 7</text:p>
          </table:table-cell>
          <table:table-cell office:value-type="float" office:value="9504787157" calcext:value-type="float">
            <text:p>9504787157</text:p>
          </table:table-cell>
          <table:table-cell office:value-type="float" office:value="419758597" calcext:value-type="float">
            <text:p>419758597</text:p>
          </table:table-cell>
          <table:table-cell office:value-type="string" calcext:value-type="string">
            <text:p>Екатерина Фёдоровна Ковалёва</text:p>
          </table:table-cell>
          <table:table-cell office:value-type="string" calcext:value-type="string">
            <text:p>(922) 619-91-52</text:p>
          </table:table-cell>
          <table:table-cell office:value-type="string" calcext:value-type="string">
            <text:p>nsitnikov@kovaleva.ru</text:p>
          </table:table-cell>
          <table:table-cell office:value-type="string" calcext:value-type="string">
            <text:p>\agents\agent_56.pn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БашкирИнжКрепСбы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420 Новосибирская область город Ногинск пер. Будапештсткая 28</text:p>
          </table:table-cell>
          <table:table-cell office:value-type="float" office:value="6771467761" calcext:value-type="float">
            <text:p>6771467761</text:p>
          </table:table-cell>
          <table:table-cell office:value-type="float" office:value="977595370" calcext:value-type="float">
            <text:p>977595370</text:p>
          </table:table-cell>
          <table:table-cell office:value-type="string" calcext:value-type="string">
            <text:p>Алиса Фёдоровна Архипова</text:p>
          </table:table-cell>
          <table:table-cell office:value-type="string" calcext:value-type="string">
            <text:p>(922) 495-46-18</text:p>
          </table:table-cell>
          <table:table-cell office:value-type="string" calcext:value-type="string">
            <text:p><text:s/>vlad.molcanov@fomicev.ru</text:p>
          </table:table-cell>
          <table:table-cell office:value-type="string" calcext:value-type="string">
            <text:p>\agents\agent_24.png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ТрансТвер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8676 Томская область город Павловский Посад ул. Ладыгина 27</text:p>
          </table:table-cell>
          <table:table-cell office:value-type="float" office:value="3311036393" calcext:value-type="float">
            <text:p>3311036393</text:p>
          </table:table-cell>
          <table:table-cell office:value-type="float" office:value="590018934" calcext:value-type="float">
            <text:p>590018934</text:p>
          </table:table-cell>
          <table:table-cell office:value-type="string" calcext:value-type="string">
            <text:p>Алина Романовна Овчинникова</text:p>
          </table:table-cell>
          <table:table-cell office:value-type="string" calcext:value-type="string">
            <text:p>(35222) 22-74-12</text:p>
          </table:table-cell>
          <table:table-cell office:value-type="string" calcext:value-type="string">
            <text:p>dorofeev.milan@vorobeva.net</text:p>
          </table:table-cell>
          <table:table-cell office:value-type="string" calcext:value-type="string">
            <text:p>\agents\agent_25.png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ТелеСеверМикр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300 Орловская область город Ступино бульвар Бухарестская 13</text:p>
          </table:table-cell>
          <table:table-cell office:value-type="float" office:value="9534974527" calcext:value-type="float">
            <text:p>9534974527</text:p>
          </table:table-cell>
          <table:table-cell office:value-type="float" office:value="344691556" calcext:value-type="float">
            <text:p>344691556</text:p>
          </table:table-cell>
          <table:table-cell office:value-type="string" calcext:value-type="string">
            <text:p>Селезнёв Василий Евгеньевич</text:p>
          </table:table-cell>
          <table:table-cell office:value-type="string" calcext:value-type="string">
            <text:p><text:s/>(35222) 66-26-65</text:p>
          </table:table-cell>
          <table:table-cell office:value-type="string" calcext:value-type="string">
            <text:p>koseleva.ylii@potapov.ru</text:p>
          </table:table-cell>
          <table:table-cell office:value-type="string" calcext:value-type="string">
            <text:p>\agents\agent_12.pn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ибПивОмскСна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6260 Ивановская область город Москва ул. Гагарина 31</text:p>
          </table:table-cell>
          <table:table-cell office:value-type="float" office:value="5676173945" calcext:value-type="float">
            <text:p>5676173945</text:p>
          </table:table-cell>
          <table:table-cell office:value-type="float" office:value="256512286" calcext:value-type="float">
            <text:p>256512286</text:p>
          </table:table-cell>
          <table:table-cell office:value-type="string" calcext:value-type="string">
            <text:p>Людмила Александровна Сафонова</text:p>
          </table:table-cell>
          <table:table-cell office:value-type="string" calcext:value-type="string">
            <text:p><text:s/>(812) 743-49-87</text:p>
          </table:table-cell>
          <table:table-cell office:value-type="string" calcext:value-type="string">
            <text:p>evorontova@potapova.ru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ЛенБухМикро-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797 Мурманская область город Коломна пр. Гоголя 94</text:p>
          </table:table-cell>
          <table:table-cell office:value-type="float" office:value="5943902570" calcext:value-type="float">
            <text:p>5943902570</text:p>
          </table:table-cell>
          <table:table-cell office:value-type="float" office:value="103426359" calcext:value-type="float">
            <text:p>103426359</text:p>
          </table:table-cell>
          <table:table-cell office:value-type="string" calcext:value-type="string">
            <text:p>Субботин Герасим Владимирович</text:p>
          </table:table-cell>
          <table:table-cell office:value-type="string" calcext:value-type="string">
            <text:p>(812) 421-59-75</text:p>
          </table:table-cell>
          <table:table-cell office:value-type="string" calcext:value-type="string">
            <text:p><text:s/>rybov.tatyna@merkuseva.com</text:p>
          </table:table-cell>
          <table:table-cell office:value-type="string" calcext:value-type="string">
            <text:p>\agents\agent_30.png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ЮпитерЛенГараж-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9507 Московская область город Видное ул. Космонавтов 11</text:p>
          </table:table-cell>
          <table:table-cell office:value-type="float" office:value="2038393690" calcext:value-type="float">
            <text:p>2038393690</text:p>
          </table:table-cell>
          <table:table-cell office:value-type="float" office:value="259672761" calcext:value-type="float">
            <text:p>259672761</text:p>
          </table:table-cell>
          <table:table-cell office:value-type="string" calcext:value-type="string">
            <text:p>Васильева Валерия Борисовна</text:p>
          </table:table-cell>
          <table:table-cell office:value-type="string" calcext:value-type="string">
            <text:p>(812) 229-34-18</text:p>
          </table:table-cell>
          <table:table-cell office:value-type="string" calcext:value-type="string">
            <text:p>larkipova@gorbunov.ru</text:p>
          </table:table-cell>
          <table:table-cell office:value-type="string" calcext:value-type="string">
            <text:p>\agents\agent_73.png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МорВостокТомскПр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623 Белгородская область город Павловский Посад проезд Ломоносова 72</text:p>
          </table:table-cell>
          <table:table-cell office:value-type="float" office:value="4082127026" calcext:value-type="float">
            <text:p>4082127026</text:p>
          </table:table-cell>
          <table:table-cell office:value-type="float" office:value="544686044" calcext:value-type="float">
            <text:p>544686044</text:p>
          </table:table-cell>
          <table:table-cell office:value-type="string" calcext:value-type="string">
            <text:p>Гавриил Евгеньевич Селиверстов</text:p>
          </table:table-cell>
          <table:table-cell office:value-type="string" calcext:value-type="string">
            <text:p><text:s/>(922) 258-96-16</text:p>
          </table:table-cell>
          <table:table-cell office:value-type="string" calcext:value-type="string">
            <text:p>lev.efremov@frolov.ru</text:p>
          </table:table-cell>
          <table:table-cell office:value-type="string" calcext:value-type="string">
            <text:p>\agents\agent_20.pn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Компания ФинансСерви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1700 Брянская область город Серпухов спуск Домодедовская 35</text:p>
          </table:table-cell>
          <table:table-cell office:value-type="float" office:value="7491491391" calcext:value-type="float">
            <text:p>7491491391</text:p>
          </table:table-cell>
          <table:table-cell office:value-type="float" office:value="673621812" calcext:value-type="float">
            <text:p>673621812</text:p>
          </table:table-cell>
          <table:table-cell office:value-type="string" calcext:value-type="string">
            <text:p>Клавдия Сергеевна Виноградова</text:p>
          </table:table-cell>
          <table:table-cell office:value-type="string" calcext:value-type="string">
            <text:p><text:s/>8-800-358-54-99</text:p>
          </table:table-cell>
          <table:table-cell office:value-type="string" calcext:value-type="string">
            <text:p><text:s/>robert.serbakov@safonova.ru</text:p>
          </table:table-cell>
          <table:table-cell office:value-type="string" calcext:value-type="string">
            <text:p>\agents\agent_63.png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Мети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5463 Ярославская область город Серпухов пер. Бухарестская 1</text:p>
          </table:table-cell>
          <table:table-cell office:value-type="float" office:value="4433116074" calcext:value-type="float">
            <text:p>4433116074</text:p>
          </table:table-cell>
          <table:table-cell office:value-type="float" office:value="949226221" calcext:value-type="float">
            <text:p>949226221</text:p>
          </table:table-cell>
          <table:table-cell office:value-type="string" calcext:value-type="string">
            <text:p>Ян Иванович Егоров</text:p>
          </table:table-cell>
          <table:table-cell office:value-type="string" calcext:value-type="string">
            <text:p><text:s/>(35222) 81-78-92</text:p>
          </table:table-cell>
          <table:table-cell office:value-type="string" calcext:value-type="string">
            <text:p><text:s/>mersova@rodionova.ru</text:p>
          </table:table-cell>
          <table:table-cell office:value-type="string" calcext:value-type="string">
            <text:p>\agents\agent_54.png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ФлотБу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1647 Ульяновская область город Наро-Фоминск ул. 1905 года 11</text:p>
          </table:table-cell>
          <table:table-cell office:value-type="float" office:value="4868711532" calcext:value-type="float">
            <text:p>4868711532</text:p>
          </table:table-cell>
          <table:table-cell office:value-type="float" office:value="409331823" calcext:value-type="float">
            <text:p>409331823</text:p>
          </table:table-cell>
          <table:table-cell office:value-type="string" calcext:value-type="string">
            <text:p>Муравьёваа Мария Дмитриевна</text:p>
          </table:table-cell>
          <table:table-cell office:value-type="string" calcext:value-type="string">
            <text:p>(922) 155-75-21</text:p>
          </table:table-cell>
          <table:table-cell office:value-type="string" calcext:value-type="string">
            <text:p>tkuznetova@sukanova.ru</text:p>
          </table:table-cell>
          <table:table-cell office:value-type="string" calcext:value-type="string">
            <text:p>\agents\agent_21.png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КазХо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162 Астраханская область город Одинцово бульвар Гагарина 57</text:p>
          </table:table-cell>
          <table:table-cell office:value-type="float" office:value="6503377671" calcext:value-type="float">
            <text:p>6503377671</text:p>
          </table:table-cell>
          <table:table-cell office:value-type="float" office:value="232279972" calcext:value-type="float">
            <text:p>232279972</text:p>
          </table:table-cell>
          <table:table-cell office:value-type="string" calcext:value-type="string">
            <text:p>Степанова Роман Иванович</text:p>
          </table:table-cell>
          <table:table-cell office:value-type="string" calcext:value-type="string">
            <text:p>8-800-955-44-52</text:p>
          </table:table-cell>
          <table:table-cell office:value-type="string" calcext:value-type="string">
            <text:p>istrelkova@fomin.ru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Орио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1035 Ивановская область город Ступино шоссе Космонавтов 73</text:p>
          </table:table-cell>
          <table:table-cell office:value-type="float" office:value="2670166502" calcext:value-type="float">
            <text:p>2670166502</text:p>
          </table:table-cell>
          <table:table-cell office:value-type="float" office:value="716874456" calcext:value-type="float">
            <text:p>716874456</text:p>
          </table:table-cell>
          <table:table-cell office:value-type="string" calcext:value-type="string">
            <text:p>Мартынов Михаил Борисович</text:p>
          </table:table-cell>
          <table:table-cell office:value-type="string" calcext:value-type="string">
            <text:p>(35222) 58-77-96</text:p>
          </table:table-cell>
          <table:table-cell office:value-type="string" calcext:value-type="string">
            <text:p>aleksei63@kiselev.ru</text:p>
          </table:table-cell>
          <table:table-cell office:value-type="string" calcext:value-type="string">
            <text:p>\agents\agent_102.png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РечИн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2241 Кемеровская область город Москва пер. Славы 63</text:p>
          </table:table-cell>
          <table:table-cell office:value-type="float" office:value="9289300952" calcext:value-type="float">
            <text:p>9289300952</text:p>
          </table:table-cell>
          <table:table-cell office:value-type="float" office:value="534867576" calcext:value-type="float">
            <text:p>534867576</text:p>
          </table:table-cell>
          <table:table-cell office:value-type="string" calcext:value-type="string">
            <text:p>Донат Иванович Кудрявцев</text:p>
          </table:table-cell>
          <table:table-cell office:value-type="string" calcext:value-type="string">
            <text:p>(812) 971-47-98</text:p>
          </table:table-cell>
          <table:table-cell office:value-type="string" calcext:value-type="string">
            <text:p>qloginova@antonov.com</text:p>
          </table:table-cell>
          <table:table-cell office:value-type="string" calcext:value-type="string">
            <text:p>\agents\agent_8.pn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РосПивТвер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965 Магаданская область город Видное наб. Балканская 41</text:p>
          </table:table-cell>
          <table:table-cell office:value-type="float" office:value="2857470864" calcext:value-type="float">
            <text:p>2857470864</text:p>
          </table:table-cell>
          <table:table-cell office:value-type="float" office:value="732899890" calcext:value-type="float">
            <text:p>732899890</text:p>
          </table:table-cell>
          <table:table-cell office:value-type="string" calcext:value-type="string">
            <text:p>Люся Фёдоровна Горшковаа</text:p>
          </table:table-cell>
          <table:table-cell office:value-type="string" calcext:value-type="string">
            <text:p><text:s/>(922) 692-73-72</text:p>
          </table:table-cell>
          <table:table-cell office:value-type="string" calcext:value-type="string">
            <text:p>vitalii.melnikov@kopylov.com</text:p>
          </table:table-cell>
          <table:table-cell office:value-type="string" calcext:value-type="string">
            <text:p>\agents\agent_11.png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КрепТелекомТекстильМаши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4514 Тверская область город Люберцы пл. Домодедовская 84</text:p>
          </table:table-cell>
          <table:table-cell office:value-type="float" office:value="7626613684" calcext:value-type="float">
            <text:p>7626613684</text:p>
          </table:table-cell>
          <table:table-cell office:value-type="float" office:value="187506967" calcext:value-type="float">
            <text:p>187506967</text:p>
          </table:table-cell>
          <table:table-cell office:value-type="string" calcext:value-type="string">
            <text:p>Богданов Денис Максимович</text:p>
          </table:table-cell>
          <table:table-cell office:value-type="string" calcext:value-type="string">
            <text:p>(922) 278-54-95</text:p>
          </table:table-cell>
          <table:table-cell office:value-type="string" calcext:value-type="string">
            <text:p>ignatov.adam@kononova.org</text:p>
          </table:table-cell>
          <table:table-cell office:value-type="string" calcext:value-type="string">
            <text:p>\agents\agent_39.pn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МорГлавМонтажЭкспедиц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3619 Читинская область город Чехов ул. Ленина 38</text:p>
          </table:table-cell>
          <table:table-cell office:value-type="float" office:value="8619846965" calcext:value-type="float">
            <text:p>8619846965</text:p>
          </table:table-cell>
          <table:table-cell office:value-type="float" office:value="796144573" calcext:value-type="float">
            <text:p>796144573</text:p>
          </table:table-cell>
          <table:table-cell office:value-type="string" calcext:value-type="string">
            <text:p>Анастасия Львовна Субботинаа</text:p>
          </table:table-cell>
          <table:table-cell office:value-type="string" calcext:value-type="string">
            <text:p><text:s/>(812) 161-96-49</text:p>
          </table:table-cell>
          <table:table-cell office:value-type="string" calcext:value-type="string">
            <text:p>flukin@moiseeva.com</text:p>
          </table:table-cell>
          <table:table-cell office:value-type="string" calcext:value-type="string">
            <text:p>\agents\agent_34.pn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ТекстильУралВо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2673 Ярославская область город Видное спуск Славы 4</text:p>
          </table:table-cell>
          <table:table-cell office:value-type="float" office:value="8336124514" calcext:value-type="float">
            <text:p>8336124514</text:p>
          </table:table-cell>
          <table:table-cell office:value-type="float" office:value="871193263" calcext:value-type="float">
            <text:p>871193263</text:p>
          </table:table-cell>
          <table:table-cell office:value-type="string" calcext:value-type="string">
            <text:p>Эльвира Фёдоровна Герасимова</text:p>
          </table:table-cell>
          <table:table-cell office:value-type="string" calcext:value-type="string">
            <text:p>(495) 614-67-93</text:p>
          </table:table-cell>
          <table:table-cell office:value-type="string" calcext:value-type="string">
            <text:p><text:s/>obespalov@alekseev.org</text:p>
          </table:table-cell>
          <table:table-cell office:value-type="string" calcext:value-type="string">
            <text:p>\agents\agent_9.p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Га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821 Тамбовская область город Пушкино ул. Чехова 40</text:p>
          </table:table-cell>
          <table:table-cell office:value-type="float" office:value="8876413796" calcext:value-type="float">
            <text:p>8876413796</text:p>
          </table:table-cell>
          <table:table-cell office:value-type="float" office:value="955381891" calcext:value-type="float">
            <text:p>955381891</text:p>
          </table:table-cell>
          <table:table-cell office:value-type="string" calcext:value-type="string">
            <text:p>Терентьев Илларион Максимович</text:p>
          </table:table-cell>
          <table:table-cell office:value-type="string" calcext:value-type="string">
            <text:p>8-800-278-78-32</text:p>
          </table:table-cell>
          <table:table-cell office:value-type="string" calcext:value-type="string">
            <text:p>ulyna.antonov@noskov.ru</text:p>
          </table:table-cell>
          <table:table-cell office:value-type="string" calcext:value-type="string">
            <text:p>\agents\agent_101.pn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ТомскТран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624 Свердловская область город Озёры ул. Косиора 21</text:p>
          </table:table-cell>
          <table:table-cell office:value-type="float" office:value="6523850838" calcext:value-type="float">
            <text:p>6523850838</text:p>
          </table:table-cell>
          <table:table-cell office:value-type="float" office:value="970092830" calcext:value-type="float">
            <text:p>970092830</text:p>
          </table:table-cell>
          <table:table-cell office:value-type="string" calcext:value-type="string">
            <text:p>Архипова Юрий Дмитриевич</text:p>
          </table:table-cell>
          <table:table-cell office:value-type="string" calcext:value-type="string">
            <text:p>(35222) 66-22-46</text:p>
          </table:table-cell>
          <table:table-cell office:value-type="string" calcext:value-type="string">
            <text:p>antonina.krasilnikov@nikonov.ru</text:p>
          </table:table-cell>
          <table:table-cell office:value-type="string" calcext:value-type="string">
            <text:p>\agents\agent_47.png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Компания ТехТел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256 Магаданская область город Дмитров шоссе Ладыгина 20</text:p>
          </table:table-cell>
          <table:table-cell office:value-type="float" office:value="1553744119" calcext:value-type="float">
            <text:p>1553744119</text:p>
          </table:table-cell>
          <table:table-cell office:value-type="float" office:value="713327632" calcext:value-type="float">
            <text:p>713327632</text:p>
          </table:table-cell>
          <table:table-cell office:value-type="string" calcext:value-type="string">
            <text:p>Тихонова Валериан Владимирович</text:p>
          </table:table-cell>
          <table:table-cell office:value-type="string" calcext:value-type="string">
            <text:p>8-800-943-36-45</text:p>
          </table:table-cell>
          <table:table-cell office:value-type="string" calcext:value-type="string">
            <text:p>anfisa63@sobolev.ru</text:p>
          </table:table-cell>
          <table:table-cell office:value-type="string" calcext:value-type="string">
            <text:p>\agents\agent_42.png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СофтИнж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6295 Тверская область город Одинцово въезд Бухарестская 78</text:p>
          </table:table-cell>
          <table:table-cell office:value-type="float" office:value="2368693812" calcext:value-type="float">
            <text:p>2368693812</text:p>
          </table:table-cell>
          <table:table-cell office:value-type="float" office:value="791368408" calcext:value-type="float">
            <text:p>791368408</text:p>
          </table:table-cell>
          <table:table-cell office:value-type="string" calcext:value-type="string">
            <text:p>Виктор Львович Михайлова</text:p>
          </table:table-cell>
          <table:table-cell office:value-type="string" calcext:value-type="string">
            <text:p><text:s/>8-800-319-27-45</text:p>
          </table:table-cell>
          <table:table-cell office:value-type="string" calcext:value-type="string">
            <text:p>yliy.efimov@zdanova.ru</text:p>
          </table:table-cell>
          <table:table-cell office:value-type="string" calcext:value-type="string">
            <text:p>\agents\agent_50.p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Компания Монта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81 Брянская область город Кашира бульвар Гагарина 76</text:p>
          </table:table-cell>
          <table:table-cell office:value-type="float" office:value="6206428565" calcext:value-type="float">
            <text:p>6206428565</text:p>
          </table:table-cell>
          <table:table-cell office:value-type="float" office:value="118570048" calcext:value-type="float">
            <text:p>118570048</text:p>
          </table:table-cell>
          <table:table-cell office:value-type="string" calcext:value-type="string">
            <text:p>Силин Даниил Иванович</text:p>
          </table:table-cell>
          <table:table-cell office:value-type="string" calcext:value-type="string">
            <text:p>(495) 626-86-13</text:p>
          </table:table-cell>
          <table:table-cell office:value-type="string" calcext:value-type="string">
            <text:p>afanasev.anastasiy@muravev.ru</text:p>
          </table:table-cell>
          <table:table-cell office:value-type="string" calcext:value-type="string">
            <text:p>\agents\agent_100.pn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СтройГорНефт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4539 Ульяновская область город Лотошино спуск Будапештсткая 95</text:p>
          </table:table-cell>
          <table:table-cell office:value-type="float" office:value="5916775587" calcext:value-type="float">
            <text:p>5916775587</text:p>
          </table:table-cell>
          <table:table-cell office:value-type="float" office:value="398299418" calcext:value-type="float">
            <text:p>398299418</text:p>
          </table:table-cell>
          <table:table-cell office:value-type="string" calcext:value-type="string">
            <text:p>Тарасова Макар Максимович</text:p>
          </table:table-cell>
          <table:table-cell office:value-type="string" calcext:value-type="string">
            <text:p>(495) 852-82-84</text:p>
          </table:table-cell>
          <table:table-cell office:value-type="string" calcext:value-type="string">
            <text:p><text:s/>lysy.kolesnikova@molcanova.com</text:p>
          </table:table-cell>
          <table:table-cell office:value-type="string" calcext:value-type="string">
            <text:p>\agents\agent_62.pn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ЦементХмельОрионНаладк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79 Кировская область город Озёры пр. Будапештсткая 28</text:p>
          </table:table-cell>
          <table:table-cell office:value-type="float" office:value="2118874929" calcext:value-type="float">
            <text:p>2118874929</text:p>
          </table:table-cell>
          <table:table-cell office:value-type="float" office:value="482607758" calcext:value-type="float">
            <text:p>482607758</text:p>
          </table:table-cell>
          <table:table-cell office:value-type="string" calcext:value-type="string">
            <text:p>Максим Евгеньевич Гурьева</text:p>
          </table:table-cell>
          <table:table-cell office:value-type="string" calcext:value-type="string">
            <text:p>(922) 419-14-19</text:p>
          </table:table-cell>
          <table:table-cell office:value-type="string" calcext:value-type="string">
            <text:p><text:s/>daniil.selezneva@safonova.com</text:p>
          </table:table-cell>
          <table:table-cell office:value-type="string" calcext:value-type="string">
            <text:p>\agents\agent_49.pn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Компания ОрионСтройЛи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9305 Воронежская область город Талдом шоссе Ломоносова 36</text:p>
          </table:table-cell>
          <table:table-cell office:value-type="float" office:value="8834229587" calcext:value-type="float">
            <text:p>8834229587</text:p>
          </table:table-cell>
          <table:table-cell office:value-type="float" office:value="958311664" calcext:value-type="float">
            <text:p>958311664</text:p>
          </table:table-cell>
          <table:table-cell office:value-type="string" calcext:value-type="string">
            <text:p>Щукина Искра Максимовна</text:p>
          </table:table-cell>
          <table:table-cell office:value-type="string" calcext:value-type="string">
            <text:p>8-800-381-59-97</text:p>
          </table:table-cell>
          <table:table-cell office:value-type="string" calcext:value-type="string">
            <text:p>artemii.abramova@arkipov.ru</text:p>
          </table:table-cell>
          <table:table-cell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Тя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0482 Смоленская область город Коломна проезд Косиора 95</text:p>
          </table:table-cell>
          <table:table-cell office:value-type="float" office:value="5484904441" calcext:value-type="float">
            <text:p>5484904441</text:p>
          </table:table-cell>
          <table:table-cell office:value-type="float" office:value="943388774" calcext:value-type="float">
            <text:p>943388774</text:p>
          </table:table-cell>
          <table:table-cell office:value-type="string" calcext:value-type="string">
            <text:p>Белов Влад Александрович</text:p>
          </table:table-cell>
          <table:table-cell office:value-type="string" calcext:value-type="string">
            <text:p>(922) 547-77-52</text:p>
          </table:table-cell>
          <table:table-cell office:value-type="string" calcext:value-type="string">
            <text:p>rodionova.ulyna@noskov.ru</text:p>
          </table:table-cell>
          <table:table-cell office:value-type="string" calcext:value-type="string">
            <text:p>\agents\agent_35.pn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ЦементАсбоцемен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9540 Курская область город Раменское пл. Балканская 12</text:p>
          </table:table-cell>
          <table:table-cell office:value-type="float" office:value="4345774724" calcext:value-type="float">
            <text:p>4345774724</text:p>
          </table:table-cell>
          <table:table-cell office:value-type="float" office:value="352469905" calcext:value-type="float">
            <text:p>352469905</text:p>
          </table:table-cell>
          <table:table-cell office:value-type="string" calcext:value-type="string">
            <text:p>Воронова Мария Александровна</text:p>
          </table:table-cell>
          <table:table-cell office:value-type="string" calcext:value-type="string">
            <text:p><text:s/>(922) 133-68-96</text:p>
          </table:table-cell>
          <table:table-cell office:value-type="string" calcext:value-type="string">
            <text:p>polykov.veronika@artemeva.ru</text:p>
          </table:table-cell>
          <table:table-cell office:value-type="string" calcext:value-type="string">
            <text:p>\agents\agent_76.pn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ГазДизайнЖелДо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5230 Курская область город Красногорск пр. Гоголя 64</text:p>
          </table:table-cell>
          <table:table-cell office:value-type="float" office:value="2396029740" calcext:value-type="float">
            <text:p>2396029740</text:p>
          </table:table-cell>
          <table:table-cell office:value-type="float" office:value="458924890" calcext:value-type="float">
            <text:p>458924890</text:p>
          </table:table-cell>
          <table:table-cell office:value-type="string" calcext:value-type="string">
            <text:p>Лев Иванович Третьяков</text:p>
          </table:table-cell>
          <table:table-cell office:value-type="string" calcext:value-type="string">
            <text:p><text:s/>(35222) 39-88-91</text:p>
          </table:table-cell>
          <table:table-cell office:value-type="string" calcext:value-type="string">
            <text:p><text:s/>elizaveta.komarov@rybakov.net</text:p>
          </table:table-cell>
          <table:table-cell office:value-type="string" calcext:value-type="string">
            <text:p>\agents\agent_74.png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РемСантехОмскБан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9468 Омская область город Видное пер. Балканская 33</text:p>
          </table:table-cell>
          <table:table-cell office:value-type="float" office:value="6823050572" calcext:value-type="float">
            <text:p>6823050572</text:p>
          </table:table-cell>
          <table:table-cell office:value-type="float" office:value="176488617" calcext:value-type="float">
            <text:p>176488617</text:p>
          </table:table-cell>
          <table:table-cell office:value-type="string" calcext:value-type="string">
            <text:p>Фокина Искра Максимовна</text:p>
          </table:table-cell>
          <table:table-cell office:value-type="string" calcext:value-type="string">
            <text:p><text:s/>(35222) 76-15-56</text:p>
          </table:table-cell>
          <table:table-cell office:value-type="string" calcext:value-type="string">
            <text:p><text:s/>anisimov.mark@vorobev.ru</text:p>
          </table:table-cell>
          <table:table-cell office:value-type="string" calcext:value-type="string">
            <text:p>\agents\agent_82.png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Мяс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821 Тамбовская область город Пушкино ул. Чехова 40</text:p>
          </table:table-cell>
          <table:table-cell office:value-type="float" office:value="1876413796" calcext:value-type="float">
            <text:p>1876413796</text:p>
          </table:table-cell>
          <table:table-cell office:value-type="float" office:value="955381891" calcext:value-type="float">
            <text:p>955381891</text:p>
          </table:table-cell>
          <table:table-cell office:value-type="string" calcext:value-type="string">
            <text:p>Терентьев Илларион Максимович</text:p>
          </table:table-cell>
          <table:table-cell office:value-type="string" calcext:value-type="string">
            <text:p><text:s/>(922) 315-51-42</text:p>
          </table:table-cell>
          <table:table-cell office:value-type="string" calcext:value-type="string">
            <text:p><text:s/>ulyna.antonov@noskov.ru</text:p>
          </table:table-cell>
          <table:table-cell office:value-type="string" calcext:value-type="string">
            <text:p>\agents\agent_107.pn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КрепГаражСантехМа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204 Пензенская область город Одинцово пер. Гагарина 80</text:p>
          </table:table-cell>
          <table:table-cell office:value-type="float" office:value="7574946061" calcext:value-type="float">
            <text:p>7574946061</text:p>
          </table:table-cell>
          <table:table-cell office:value-type="float" office:value="146206755" calcext:value-type="float">
            <text:p>146206755</text:p>
          </table:table-cell>
          <table:table-cell office:value-type="string" calcext:value-type="string">
            <text:p>Аркадий Романович Тихонов</text:p>
          </table:table-cell>
          <table:table-cell office:value-type="string" calcext:value-type="string">
            <text:p>(495) 172-31-91</text:p>
          </table:table-cell>
          <table:table-cell office:value-type="string" calcext:value-type="string">
            <text:p>vladlen84@ersova.net</text:p>
          </table:table-cell>
          <table:table-cell office:value-type="string" calcext:value-type="string">
            <text:p>\agents\agent_10.png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ИнжITЖелДор-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91 Вологодская область город Клин ул. Космонавтов 96</text:p>
          </table:table-cell>
          <table:table-cell office:value-type="float" office:value="8103088511" calcext:value-type="float">
            <text:p>8103088511</text:p>
          </table:table-cell>
          <table:table-cell office:value-type="float" office:value="604606043" calcext:value-type="float">
            <text:p>604606043</text:p>
          </table:table-cell>
          <table:table-cell office:value-type="string" calcext:value-type="string">
            <text:p>Колесникова Август Владимирович</text:p>
          </table:table-cell>
          <table:table-cell office:value-type="string" calcext:value-type="string">
            <text:p>(495) 324-18-82</text:p>
          </table:table-cell>
          <table:table-cell office:value-type="string" calcext:value-type="string">
            <text:p>karitonov.aleksandra@samoilov.com</text:p>
          </table:table-cell>
          <table:table-cell office:value-type="string" calcext:value-type="string">
            <text:p>\agents\agent_14.png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Ре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7812 Иркутская область город Шаховская ул. Гагарина 17</text:p>
          </table:table-cell>
          <table:table-cell office:value-type="float" office:value="3203830728" calcext:value-type="float">
            <text:p>3203830728</text:p>
          </table:table-cell>
          <table:table-cell office:value-type="float" office:value="456254820" calcext:value-type="float">
            <text:p>456254820</text:p>
          </table:table-cell>
          <table:table-cell office:value-type="string" calcext:value-type="string">
            <text:p>Шароваа Елизавета Львовна</text:p>
          </table:table-cell>
          <table:table-cell office:value-type="string" calcext:value-type="string">
            <text:p>(35222) 46-69-69</text:p>
          </table:table-cell>
          <table:table-cell office:value-type="string" calcext:value-type="string">
            <text:p>zanna25@nikiforova.com</text:p>
          </table:table-cell>
          <table:table-cell office:value-type="string" calcext:value-type="string">
            <text:p>\agents\agent_104.pn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ФинансТелеТвер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7171 Томская область город Лотошино пл. Славы 59</text:p>
          </table:table-cell>
          <table:table-cell office:value-type="float" office:value="2646091050" calcext:value-type="float">
            <text:p>2646091050</text:p>
          </table:table-cell>
          <table:table-cell office:value-type="float" office:value="971874277" calcext:value-type="float">
            <text:p>971874277</text:p>
          </table:table-cell>
          <table:table-cell office:value-type="string" calcext:value-type="string">
            <text:p>Зайцеваа Дарья Сергеевна</text:p>
          </table:table-cell>
          <table:table-cell office:value-type="string" calcext:value-type="string">
            <text:p><text:s/>(495) 839-58-56</text:p>
          </table:table-cell>
          <table:table-cell office:value-type="string" calcext:value-type="string">
            <text:p>medvedev.klim@afanasev.com</text:p>
          </table:table-cell>
          <table:table-cell office:value-type="string" calcext:value-type="string">
            <text:p>\agents\agent_70.p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Стро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3019 Омская область город Шатура пл. Сталина 56</text:p>
          </table:table-cell>
          <table:table-cell office:value-type="float" office:value="6678884759" calcext:value-type="float">
            <text:p>6678884759</text:p>
          </table:table-cell>
          <table:table-cell office:value-type="float" office:value="279288618" calcext:value-type="float">
            <text:p>279288618</text:p>
          </table:table-cell>
          <table:table-cell office:value-type="string" calcext:value-type="string">
            <text:p>Кудрявцев Адриан Андреевич</text:p>
          </table:table-cell>
          <table:table-cell office:value-type="string" calcext:value-type="string">
            <text:p>(922) 129-57-13</text:p>
          </table:table-cell>
          <table:table-cell office:value-type="string" calcext:value-type="string">
            <text:p><text:s/>soloveva.adam@andreev.ru</text:p>
          </table:table-cell>
          <table:table-cell office:value-type="string" calcext:value-type="string">
            <text:p>\agents\agent_57.p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ЭлектроITITСбы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5489 Вологодская область город Серебряные Пруды пл. Ломоносова 57</text:p>
          </table:table-cell>
          <table:table-cell office:value-type="float" office:value="1532104861" calcext:value-type="float">
            <text:p>1532104861</text:p>
          </table:table-cell>
          <table:table-cell office:value-type="float" office:value="112607081" calcext:value-type="float">
            <text:p>112607081</text:p>
          </table:table-cell>
          <table:table-cell office:value-type="string" calcext:value-type="string">
            <text:p>Якушеваа Варвара Романовна</text:p>
          </table:table-cell>
          <table:table-cell office:value-type="string" calcext:value-type="string">
            <text:p>(812) 326-15-27</text:p>
          </table:table-cell>
          <table:table-cell office:value-type="string" calcext:value-type="string">
            <text:p><text:s/>eliseeva.sofy@gorskov.net</text:p>
          </table:table-cell>
          <table:table-cell office:value-type="string" calcext:value-type="string">
            <text:p>\agents\agent_23.png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ЛенХозМясБан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2413 Саратовская область город Люберцы въезд Чехова 15</text:p>
          </table:table-cell>
          <table:table-cell office:value-type="float" office:value="9266199692" calcext:value-type="float">
            <text:p>9266199692</text:p>
          </table:table-cell>
          <table:table-cell office:value-type="float" office:value="335770867" calcext:value-type="float">
            <text:p>335770867</text:p>
          </table:table-cell>
          <table:table-cell office:value-type="string" calcext:value-type="string">
            <text:p>Арсений Алексеевич Виноградова</text:p>
          </table:table-cell>
          <table:table-cell office:value-type="string" calcext:value-type="string">
            <text:p>(35222) 26-15-93</text:p>
          </table:table-cell>
          <table:table-cell office:value-type="string" calcext:value-type="string">
            <text:p><text:s/>bobrov.viktor@kazakova.ru</text:p>
          </table:table-cell>
          <table:table-cell office:value-type="string" calcext:value-type="string">
            <text:p>\agents\agent_31.pn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ЭлектроМоторТрансСно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13777 Самарская область город Красногорск ул. Бухарестская 49</text:p>
          </table:table-cell>
          <table:table-cell office:value-type="float" office:value="6608362851" calcext:value-type="float">
            <text:p>6608362851</text:p>
          </table:table-cell>
          <table:table-cell office:value-type="float" office:value="799760512" calcext:value-type="float">
            <text:p>799760512</text:p>
          </table:table-cell>
          <table:table-cell office:value-type="string" calcext:value-type="string">
            <text:p>Людмила Евгеньевна Новиковаа</text:p>
          </table:table-cell>
          <table:table-cell office:value-type="string" calcext:value-type="string">
            <text:p>(495) 951-23-53</text:p>
          </table:table-cell>
          <table:table-cell office:value-type="string" calcext:value-type="string">
            <text:p>inessa.voronov@sidorova.ru</text:p>
          </table:table-cell>
          <table:table-cell office:value-type="string" calcext:value-type="string">
            <text:p>\agents\agent_98.pn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Компания СервисРадиоГо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7196 Ульяновская область город Серебряные Пруды въезд Балканская 81</text:p>
          </table:table-cell>
          <table:table-cell office:value-type="float" office:value="8880473721" calcext:value-type="float">
            <text:p>8880473721</text:p>
          </table:table-cell>
          <table:table-cell office:value-type="float" office:value="729975116" calcext:value-type="float">
            <text:p>729975116</text:p>
          </table:table-cell>
          <table:table-cell office:value-type="string" calcext:value-type="string">
            <text:p>Попов Вадим Александрович</text:p>
          </table:table-cell>
          <table:table-cell office:value-type="string" calcext:value-type="string">
            <text:p>(812) 871-21-15</text:p>
          </table:table-cell>
          <table:table-cell office:value-type="string" calcext:value-type="string">
            <text:p>nika.nekrasova@kovalev.ru</text:p>
          </table:table-cell>
          <table:table-cell office:value-type="string" calcext:value-type="string">
            <text:p>\agents\agent_65.pn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Компания МясДизайнДизай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264 Брянская область город Серпухов въезд Гоголя 34</text:p>
          </table:table-cell>
          <table:table-cell office:value-type="float" office:value="8004989990" calcext:value-type="float">
            <text:p>8004989990</text:p>
          </table:table-cell>
          <table:table-cell office:value-type="float" office:value="908629456" calcext:value-type="float">
            <text:p>908629456</text:p>
          </table:table-cell>
          <table:table-cell office:value-type="string" calcext:value-type="string">
            <text:p>Клементина Сергеевна Стрелкова</text:p>
          </table:table-cell>
          <table:table-cell office:value-type="string" calcext:value-type="string">
            <text:p>(495) 752-21-98</text:p>
          </table:table-cell>
          <table:table-cell office:value-type="string" calcext:value-type="string">
            <text:p>gleb.gulyev@belyeva.com</text:p>
          </table:table-cell>
          <table:table-cell office:value-type="string" calcext:value-type="string">
            <text:p>\agents\agent_78.png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БашкирФлотМотор-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81 Тюменская область город Ногинск въезд Гагарина 94</text:p>
          </table:table-cell>
          <table:table-cell office:value-type="float" office:value="1657476072" calcext:value-type="float">
            <text:p>1657476072</text:p>
          </table:table-cell>
          <table:table-cell office:value-type="float" office:value="934931159" calcext:value-type="float">
            <text:p>934931159</text:p>
          </table:table-cell>
          <table:table-cell office:value-type="string" calcext:value-type="string">
            <text:p>Марат Алексеевич Фролов</text:p>
          </table:table-cell>
          <table:table-cell office:value-type="string" calcext:value-type="string">
            <text:p>(812) 737-79-77</text:p>
          </table:table-cell>
          <table:table-cell office:value-type="string" calcext:value-type="string">
            <text:p>morozova.nika@kazakova.ru</text:p>
          </table:table-cell>
          <table:table-cell office:value-type="string" calcext:value-type="string">
            <text:p>\agents\agent_61.png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СофтМонтажХозСбы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0932 Калужская область город Наро-Фоминск ул. Балканская 78</text:p>
          </table:table-cell>
          <table:table-cell office:value-type="float" office:value="5408216010" calcext:value-type="float">
            <text:p>5408216010</text:p>
          </table:table-cell>
          <table:table-cell office:value-type="float" office:value="737659265" calcext:value-type="float">
            <text:p>737659265</text:p>
          </table:table-cell>
          <table:table-cell office:value-type="string" calcext:value-type="string">
            <text:p>Харитонов Антонин Владимирович</text:p>
          </table:table-cell>
          <table:table-cell office:value-type="string" calcext:value-type="string">
            <text:p><text:s/>(495) 396-23-64</text:p>
          </table:table-cell>
          <table:table-cell office:value-type="string" calcext:value-type="string">
            <text:p>zinaida90@filippov.org</text:p>
          </table:table-cell>
          <table:table-cell office:value-type="string" calcext:value-type="string">
            <text:p>\agents\agent_44.png</text:p>
          </table:table-cell>
          <table:table-cell office:value-type="float" office:value="403" calcext:value-type="float">
            <text:p>403</text:p>
          </table:table-cell>
        </table:table-row>
      </table:table>
      <table:table table:name="agentTyp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Тип аг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Ф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О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КК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АО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АО</text:p>
          </table:table-cell>
        </table:table-row>
      </table:table>
      <table:table table:name="product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именование продукции</text:p>
          </table:table-cell>
          <table:table-cell office:value-type="string" calcext:value-type="string">
            <text:p><text:s/>Тип продукции</text:p>
          </table:table-cell>
          <table:table-cell office:value-type="string" calcext:value-type="string">
            <text:p><text:s/>Артикул</text:p>
          </table:table-cell>
          <table:table-cell office:value-type="string" calcext:value-type="string">
            <text:p>opisa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<text:s/>Количество человек для производства</text:p>
          </table:table-cell>
          <table:table-cell office:value-type="string" calcext:value-type="string">
            <text:p><text:s/>Номер цеха производства</text:p>
          </table:table-cell>
          <table:table-cell office:value-type="string" calcext:value-type="string">
            <text:p><text:s/>Минимальная цена для аг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аска на лицо открытого типа 4556</text:p>
          </table:table-cell>
          <table:table-cell office:value-type="float" office:value="1" calcext:value-type="float">
            <text:p>1</text:p>
          </table:table-cell>
          <table:table-cell office:value-type="float" office:value="7560408" calcext:value-type="float">
            <text:p>7560408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чки прозрачные затемненные 2256</text:p>
          </table:table-cell>
          <table:table-cell office:value-type="float" office:value="1" calcext:value-type="float">
            <text:p>1</text:p>
          </table:table-cell>
          <table:table-cell office:value-type="float" office:value="76452269" calcext:value-type="float">
            <text:p>764522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аска защитная закрытого типа 1359</text:p>
          </table:table-cell>
          <table:table-cell office:value-type="float" office:value="2" calcext:value-type="float">
            <text:p>2</text:p>
          </table:table-cell>
          <table:table-cell office:value-type="float" office:value="75996796" calcext:value-type="float">
            <text:p>7599679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щита глаз с клапаном 2579</text:p>
          </table:table-cell>
          <table:table-cell office:value-type="float" office:value="1" calcext:value-type="float">
            <text:p>1</text:p>
          </table:table-cell>
          <table:table-cell office:value-type="float" office:value="50785095" calcext:value-type="float">
            <text:p>507850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аска на лицо затемненные 5068</text:p>
          </table:table-cell>
          <table:table-cell office:value-type="float" office:value="1" calcext:value-type="float">
            <text:p>1</text:p>
          </table:table-cell>
          <table:table-cell office:value-type="float" office:value="44451659" calcext:value-type="float">
            <text:p>444516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чки прозрачные открытого типа 2830</text:p>
          </table:table-cell>
          <table:table-cell office:value-type="float" office:value="3" calcext:value-type="float">
            <text:p>3</text:p>
          </table:table-cell>
          <table:table-cell office:value-type="float" office:value="67633308" calcext:value-type="float">
            <text:p>676333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Маска на лицо с клапаном 3370</text:p>
          </table:table-cell>
          <table:table-cell office:value-type="float" office:value="4" calcext:value-type="float">
            <text:p>4</text:p>
          </table:table-cell>
          <table:table-cell office:value-type="float" office:value="81175619" calcext:value-type="float">
            <text:p>811756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ска защитная затемненные 1396</text:p>
          </table:table-cell>
          <table:table-cell office:value-type="float" office:value="4" calcext:value-type="float">
            <text:p>4</text:p>
          </table:table-cell>
          <table:table-cell office:value-type="float" office:value="21739873" calcext:value-type="float">
            <text:p>217398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Защита глаз затемненные 1999</text:p>
          </table:table-cell>
          <table:table-cell office:value-type="float" office:value="3" calcext:value-type="float">
            <text:p>3</text:p>
          </table:table-cell>
          <table:table-cell office:value-type="float" office:value="83267291" calcext:value-type="float">
            <text:p>832672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аска защитная с клапаном 2921</text:p>
          </table:table-cell>
          <table:table-cell office:value-type="float" office:value="2" calcext:value-type="float">
            <text:p>2</text:p>
          </table:table-cell>
          <table:table-cell office:value-type="float" office:value="42906442" calcext:value-type="float">
            <text:p>429064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Очки красные затемненные 5288</text:p>
          </table:table-cell>
          <table:table-cell office:value-type="float" office:value="2" calcext:value-type="float">
            <text:p>2</text:p>
          </table:table-cell>
          <table:table-cell office:value-type="float" office:value="17973888" calcext:value-type="float">
            <text:p>179738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аска защитная закрытого типа 1508</text:p>
          </table:table-cell>
          <table:table-cell office:value-type="float" office:value="2" calcext:value-type="float">
            <text:p>2</text:p>
          </table:table-cell>
          <table:table-cell office:value-type="float" office:value="38631872" calcext:value-type="float">
            <text:p>3863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Защита глаз от воды с клапаном 5141</text:p>
          </table:table-cell>
          <table:table-cell office:value-type="float" office:value="4" calcext:value-type="float">
            <text:p>4</text:p>
          </table:table-cell>
          <table:table-cell office:value-type="float" office:value="48232658" calcext:value-type="float">
            <text:p>482326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чки прозрачные с клапаном 4732</text:p>
          </table:table-cell>
          <table:table-cell office:value-type="float" office:value="1" calcext:value-type="float">
            <text:p>1</text:p>
          </table:table-cell>
          <table:table-cell office:value-type="float" office:value="9796980" calcext:value-type="float">
            <text:p>97969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Маска на лицо открытого типа 3158</text:p>
          </table:table-cell>
          <table:table-cell office:value-type="float" office:value="4" calcext:value-type="float">
            <text:p>4</text:p>
          </table:table-cell>
          <table:table-cell office:value-type="float" office:value="47415783" calcext:value-type="float">
            <text:p>474157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Очки прозрачные с клапаном 5034</text:p>
          </table:table-cell>
          <table:table-cell office:value-type="float" office:value="4" calcext:value-type="float">
            <text:p>4</text:p>
          </table:table-cell>
          <table:table-cell office:value-type="float" office:value="6783736" calcext:value-type="float">
            <text:p>67837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Защита глаз затемненные 1922</text:p>
          </table:table-cell>
          <table:table-cell office:value-type="float" office:value="2" calcext:value-type="float">
            <text:p>2</text:p>
          </table:table-cell>
          <table:table-cell office:value-type="float" office:value="63567187" calcext:value-type="float">
            <text:p>635671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Защита глаз от воды с клапаном 1498</text:p>
          </table:table-cell>
          <table:table-cell office:value-type="float" office:value="4" calcext:value-type="float">
            <text:p>4</text:p>
          </table:table-cell>
          <table:table-cell office:value-type="float" office:value="73250951" calcext:value-type="float">
            <text:p>732509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Защита глаз от пыли затемненные 6614</text:p>
          </table:table-cell>
          <table:table-cell office:value-type="float" office:value="4" calcext:value-type="float">
            <text:p>4</text:p>
          </table:table-cell>
          <table:table-cell office:value-type="float" office:value="89589447" calcext:value-type="float">
            <text:p>89589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чки темные открытого типа 4067</text:p>
          </table:table-cell>
          <table:table-cell office:value-type="float" office:value="4" calcext:value-type="float">
            <text:p>4</text:p>
          </table:table-cell>
          <table:table-cell office:value-type="float" office:value="74666994" calcext:value-type="float">
            <text:p>746669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Защита глаз открытого типа 3465</text:p>
          </table:table-cell>
          <table:table-cell office:value-type="float" office:value="2" calcext:value-type="float">
            <text:p>2</text:p>
          </table:table-cell>
          <table:table-cell office:value-type="float" office:value="35778001" calcext:value-type="float">
            <text:p>357780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Защита глаз от воды закрытого типа 6052</text:p>
          </table:table-cell>
          <table:table-cell office:value-type="float" office:value="4" calcext:value-type="float">
            <text:p>4</text:p>
          </table:table-cell>
          <table:table-cell office:value-type="float" office:value="80684143" calcext:value-type="float">
            <text:p>80684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Очки прозрачные затемненные 5848</text:p>
          </table:table-cell>
          <table:table-cell office:value-type="float" office:value="1" calcext:value-type="float">
            <text:p>1</text:p>
          </table:table-cell>
          <table:table-cell office:value-type="float" office:value="86254159" calcext:value-type="float">
            <text:p>862541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Маска на лицо закрытого типа 4426</text:p>
          </table:table-cell>
          <table:table-cell office:value-type="float" office:value="4" calcext:value-type="float">
            <text:p>4</text:p>
          </table:table-cell>
          <table:table-cell office:value-type="float" office:value="78789007" calcext:value-type="float">
            <text:p>787890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Маска на лицо открытого типа 6456</text:p>
          </table:table-cell>
          <table:table-cell office:value-type="float" office:value="1" calcext:value-type="float">
            <text:p>1</text:p>
          </table:table-cell>
          <table:table-cell office:value-type="float" office:value="23804393" calcext:value-type="float">
            <text:p>238043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Защита глаз открытого типа 2381</text:p>
          </table:table-cell>
          <table:table-cell office:value-type="float" office:value="1" calcext:value-type="float">
            <text:p>1</text:p>
          </table:table-cell>
          <table:table-cell office:value-type="float" office:value="80410937" calcext:value-type="float">
            <text:p>80410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Очки прозрачные открытого типа 6480</text:p>
          </table:table-cell>
          <table:table-cell office:value-type="float" office:value="2" calcext:value-type="float">
            <text:p>2</text:p>
          </table:table-cell>
          <table:table-cell office:value-type="float" office:value="23552742" calcext:value-type="float">
            <text:p>235527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Маска на лицо затемненные 6914</text:p>
          </table:table-cell>
          <table:table-cell office:value-type="float" office:value="4" calcext:value-type="float">
            <text:p>4</text:p>
          </table:table-cell>
          <table:table-cell office:value-type="float" office:value="16837832" calcext:value-type="float">
            <text:p>168378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Защита глаз открытого типа 1876</text:p>
          </table:table-cell>
          <table:table-cell office:value-type="float" office:value="4" calcext:value-type="float">
            <text:p>4</text:p>
          </table:table-cell>
          <table:table-cell office:value-type="float" office:value="18274186" calcext:value-type="float">
            <text:p>182741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Защита глаз с клапаном 2715</text:p>
          </table:table-cell>
          <table:table-cell office:value-type="float" office:value="4" calcext:value-type="float">
            <text:p>4</text:p>
          </table:table-cell>
          <table:table-cell office:value-type="float" office:value="65896850" calcext:value-type="float">
            <text:p>658968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Защита глаз от воды с клапаном 2922</text:p>
          </table:table-cell>
          <table:table-cell office:value-type="float" office:value="3" calcext:value-type="float">
            <text:p>3</text:p>
          </table:table-cell>
          <table:table-cell office:value-type="float" office:value="32589387" calcext:value-type="float">
            <text:p>325893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Маска защитная затемненные 3116</text:p>
          </table:table-cell>
          <table:table-cell office:value-type="float" office:value="4" calcext:value-type="float">
            <text:p>4</text:p>
          </table:table-cell>
          <table:table-cell office:value-type="float" office:value="16694924" calcext:value-type="float">
            <text:p>166949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Маска защитная открытого типа 5493</text:p>
          </table:table-cell>
          <table:table-cell office:value-type="float" office:value="1" calcext:value-type="float">
            <text:p>1</text:p>
          </table:table-cell>
          <table:table-cell office:value-type="float" office:value="28669954" calcext:value-type="float">
            <text:p>286699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Очки темные с клапаном 4354</text:p>
          </table:table-cell>
          <table:table-cell office:value-type="float" office:value="4" calcext:value-type="float">
            <text:p>4</text:p>
          </table:table-cell>
          <table:table-cell office:value-type="float" office:value="26078631" calcext:value-type="float">
            <text:p>260786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Защита глаз от пыли открытого типа 5443</text:p>
          </table:table-cell>
          <table:table-cell office:value-type="float" office:value="2" calcext:value-type="float">
            <text:p>2</text:p>
          </table:table-cell>
          <table:table-cell office:value-type="float" office:value="87162470" calcext:value-type="float">
            <text:p>8716247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Маска на лицо с клапаном 6789</text:p>
          </table:table-cell>
          <table:table-cell office:value-type="float" office:value="3" calcext:value-type="float">
            <text:p>3</text:p>
          </table:table-cell>
          <table:table-cell office:value-type="float" office:value="75277715" calcext:value-type="float">
            <text:p>752777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Защита глаз с клапаном 1456</text:p>
          </table:table-cell>
          <table:table-cell office:value-type="float" office:value="1" calcext:value-type="float">
            <text:p>1</text:p>
          </table:table-cell>
          <table:table-cell office:value-type="float" office:value="89728004" calcext:value-type="float">
            <text:p>897280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Очки прозрачные закрытого типа 1090</text:p>
          </table:table-cell>
          <table:table-cell office:value-type="float" office:value="3" calcext:value-type="float">
            <text:p>3</text:p>
          </table:table-cell>
          <table:table-cell office:value-type="float" office:value="51936367" calcext:value-type="float">
            <text:p>519363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Защита глаз от воды закрытого типа 1351</text:p>
          </table:table-cell>
          <table:table-cell office:value-type="float" office:value="2" calcext:value-type="float">
            <text:p>2</text:p>
          </table:table-cell>
          <table:table-cell office:value-type="float" office:value="33766997" calcext:value-type="float">
            <text:p>337669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Защита глаз с клапаном 4657</text:p>
          </table:table-cell>
          <table:table-cell office:value-type="float" office:value="2" calcext:value-type="float">
            <text:p>2</text:p>
          </table:table-cell>
          <table:table-cell office:value-type="float" office:value="60888572" calcext:value-type="float">
            <text:p>608885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Очки прозрачные затемненные 2009</text:p>
          </table:table-cell>
          <table:table-cell office:value-type="float" office:value="4" calcext:value-type="float">
            <text:p>4</text:p>
          </table:table-cell>
          <table:table-cell office:value-type="float" office:value="60643813" calcext:value-type="float">
            <text:p>606438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Очки темные с клапаном 2774</text:p>
          </table:table-cell>
          <table:table-cell office:value-type="float" office:value="2" calcext:value-type="float">
            <text:p>2</text:p>
          </table:table-cell>
          <table:table-cell office:value-type="float" office:value="74007987" calcext:value-type="float">
            <text:p>740079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Очки прозрачные затемненные 4299</text:p>
          </table:table-cell>
          <table:table-cell office:value-type="float" office:value="3" calcext:value-type="float">
            <text:p>3</text:p>
          </table:table-cell>
          <table:table-cell office:value-type="float" office:value="30033340" calcext:value-type="float">
            <text:p>300333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Защита глаз от воды закрытого типа 5795</text:p>
          </table:table-cell>
          <table:table-cell office:value-type="float" office:value="1" calcext:value-type="float">
            <text:p>1</text:p>
          </table:table-cell>
          <table:table-cell office:value-type="float" office:value="37743614" calcext:value-type="float">
            <text:p>377436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щита глаз от пыли с клапаном 6767</text:p>
          </table:table-cell>
          <table:table-cell office:value-type="float" office:value="4" calcext:value-type="float">
            <text:p>4</text:p>
          </table:table-cell>
          <table:table-cell office:value-type="float" office:value="57763347" calcext:value-type="float">
            <text:p>577633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Защита глаз затемненные 1433</text:p>
          </table:table-cell>
          <table:table-cell office:value-type="float" office:value="3" calcext:value-type="float">
            <text:p>3</text:p>
          </table:table-cell>
          <table:table-cell office:value-type="float" office:value="19163774" calcext:value-type="float">
            <text:p>191637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Очки прозрачные с клапаном 2870</text:p>
          </table:table-cell>
          <table:table-cell office:value-type="float" office:value="3" calcext:value-type="float">
            <text:p>3</text:p>
          </table:table-cell>
          <table:table-cell office:value-type="float" office:value="14625901" calcext:value-type="float">
            <text:p>146259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Очки прозрачные с клапаном 2928</text:p>
          </table:table-cell>
          <table:table-cell office:value-type="float" office:value="1" calcext:value-type="float">
            <text:p>1</text:p>
          </table:table-cell>
          <table:table-cell office:value-type="float" office:value="72314954" calcext:value-type="float">
            <text:p>72314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Очки прозрачные закрытого типа 1153</text:p>
          </table:table-cell>
          <table:table-cell office:value-type="float" office:value="4" calcext:value-type="float">
            <text:p>4</text:p>
          </table:table-cell>
          <table:table-cell office:value-type="float" office:value="18277077" calcext:value-type="float">
            <text:p>182770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Маска на лицо закрытого типа 2053</text:p>
          </table:table-cell>
          <table:table-cell office:value-type="float" office:value="4" calcext:value-type="float">
            <text:p>4</text:p>
          </table:table-cell>
          <table:table-cell office:value-type="float" office:value="48084823" calcext:value-type="float">
            <text:p>480848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ipProduct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<text:s/>Тип продукции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С клапаном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Открытого тип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Закрытого тип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Затемненные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dyctSale" table:style-name="ta1">
        <table:table-column table:style-name="co13" table:default-cell-style-name="Default"/>
        <table:table-column table:style-name="co13" table:default-cell-style-name="ce4"/>
        <table:table-column table:style-name="co14" table:default-cell-style-name="ce4"/>
        <table:table-column table:style-name="co13" table:default-cell-style-name="ce4"/>
        <table:table-column table:style-name="co15" table:default-cell-style-name="ce4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1012" table:default-cell-style-name="ce4"/>
        <table:table-row table:style-name="ro2">
          <table:table-cell office:value-type="string" calcext:value-type="string">
            <text:p>id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rod</text:p>
          </table:table-cell>
          <table:table-cell table:style-name="ce2" office:value-type="string" calcext:value-type="string">
            <text:p>Дата реализации</text:p>
          </table:table-cell>
          <table:table-cell table:style-name="ce2" office:value-type="string" calcext:value-type="string">
            <text:p>Количество продукции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4-06-25" calcext:value-type="date">
            <text:p>25.06.20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date" office:date-value="2011-01-04" calcext:value-type="date">
            <text:p>04.01.20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15-07-03" calcext:value-type="date">
            <text:p>03.07.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date" office:date-value="2019-06-06" calcext:value-type="date">
            <text:p>06.06.2019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14-03-28" calcext:value-type="date">
            <text:p>28.03.20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9-02-13" calcext:value-type="date">
            <text:p>13.02.201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date" office:date-value="2012-04-26" calcext:value-type="date">
            <text:p>26.04.20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19-01-22" calcext:value-type="date">
            <text:p>22.01.20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date" office:date-value="2017-12-09" calcext:value-type="date">
            <text:p>09.12.201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date" office:date-value="2013-03-18" calcext:value-type="date">
            <text:p>18.03.20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6-11-06" calcext:value-type="date">
            <text:p>06.11.20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8-08-22" calcext:value-type="date">
            <text:p>22.08.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2-08-06" calcext:value-type="date">
            <text:p>06.08.20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date" office:date-value="2011-02-27" calcext:value-type="date">
            <text:p>27.02.20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date" office:date-value="2016-01-09" calcext:value-type="date">
            <text:p>09.01.20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date" office:date-value="2018-01-14" calcext:value-type="date">
            <text:p>14.01.20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0-07-20" calcext:value-type="date">
            <text:p>20.07.20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date" office:date-value="2012-11-24" calcext:value-type="date">
            <text:p>24.11.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4" calcext:value-type="float">
            <text:p>44</text:p>
          </table:table-cell>
          <table:table-cell table:style-name="ce5" office:value-type="date" office:date-value="2017-12-15" calcext:value-type="date">
            <text:p>15.12.20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date" office:date-value="2015-06-24" calcext:value-type="date">
            <text:p>24.06.20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date" office:date-value="2018-03-05" calcext:value-type="date">
            <text:p>05.03.2018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6-12-16" calcext:value-type="date">
            <text:p>16.12.20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9-03-10" calcext:value-type="date">
            <text:p>10.03.20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7-10-25" calcext:value-type="date">
            <text:p>25.10.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date" office:date-value="2013-06-16" calcext:value-type="date">
            <text:p>16.06.20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6-05-05" calcext:value-type="date">
            <text:p>05.05.20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8-05-01" calcext:value-type="date">
            <text:p>01.05.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5" office:value-type="date" office:date-value="2011-03-17" calcext:value-type="date">
            <text:p>17.03.201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0-05-08" calcext:value-type="date">
            <text:p>08.05.201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4-01-16" calcext:value-type="date">
            <text:p>16.01.20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0-09-13" calcext:value-type="date">
            <text:p>13.09.20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7-06-15" calcext:value-type="date">
            <text:p>15.06.201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1-01-06" calcext:value-type="date">
            <text:p>06.01.20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3-01-28" calcext:value-type="date">
            <text:p>28.01.20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14-09-13" calcext:value-type="date">
            <text:p>13.09.20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0-11-04" calcext:value-type="date">
            <text:p>04.11.20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17-12-19" calcext:value-type="date">
            <text:p>19.12.20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3-06-26" calcext:value-type="date">
            <text:p>26.06.20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date" office:date-value="2012-10-15" calcext:value-type="date">
            <text:p>15.10.20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5-09-05" calcext:value-type="date">
            <text:p>05.09.20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2-08-26" calcext:value-type="date">
            <text:p>26.08.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4" calcext:value-type="float">
            <text:p>44</text:p>
          </table:table-cell>
          <table:table-cell table:style-name="ce5" office:value-type="date" office:date-value="2012-06-04" calcext:value-type="date">
            <text:p>04.06.20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6" calcext:value-type="float">
            <text:p>46</text:p>
          </table:table-cell>
          <table:table-cell table:style-name="ce5" office:value-type="date" office:date-value="2012-06-11" calcext:value-type="date">
            <text:p>11.06.20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8-05-23" calcext:value-type="date">
            <text:p>23.05.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13-08-24" calcext:value-type="date">
            <text:p>24.08.20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11-05-10" calcext:value-type="date">
            <text:p>10.05.20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3-02-03" calcext:value-type="date">
            <text:p>03.02.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date" office:date-value="2017-06-24" calcext:value-type="date">
            <text:p>24.06.201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0-09-13" calcext:value-type="date">
            <text:p>13.09.20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7-09-10" calcext:value-type="date">
            <text:p>10.09.20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6-09-17" calcext:value-type="date">
            <text:p>17.09.20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3-04-18" calcext:value-type="date">
            <text:p>18.04.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0-08-27" calcext:value-type="date">
            <text:p>27.08.20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7-07-06" calcext:value-type="date">
            <text:p>06.07.201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3-07-10" calcext:value-type="date">
            <text:p>10.07.20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date" office:date-value="2019-12-23" calcext:value-type="date">
            <text:p>23.12.201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9-11-07" calcext:value-type="date">
            <text:p>07.11.20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4" calcext:value-type="float">
            <text:p>34</text:p>
          </table:table-cell>
          <table:table-cell table:style-name="ce5" office:value-type="date" office:date-value="2011-07-20" calcext:value-type="date">
            <text:p>20.07.20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11-02-05" calcext:value-type="date">
            <text:p>05.02.20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6-04-17" calcext:value-type="date">
            <text:p>17.04.20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date" office:date-value="2018-02-06" calcext:value-type="date">
            <text:p>06.02.20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2-01-04" calcext:value-type="date">
            <text:p>04.01.20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date" office:date-value="2018-12-07" calcext:value-type="date">
            <text:p>07.12.201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9-02-12" calcext:value-type="date">
            <text:p>12.02.20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0-11-10" calcext:value-type="date">
            <text:p>10.11.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3-03-23" calcext:value-type="date">
            <text:p>23.03.20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9-09-26" calcext:value-type="date">
            <text:p>26.09.20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3-08-24" calcext:value-type="date">
            <text:p>24.08.20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5-10-18" calcext:value-type="date">
            <text:p>18.10.201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date" office:date-value="2012-12-28" calcext:value-type="date">
            <text:p>28.12.20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date" office:date-value="2019-08-09" calcext:value-type="date">
            <text:p>09.08.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date" office:date-value="2010-03-23" calcext:value-type="date">
            <text:p>23.03.20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0-12-21" calcext:value-type="date">
            <text:p>21.12.20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0-02-21" calcext:value-type="date">
            <text:p>21.02.201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date" office:date-value="2014-03-24" calcext:value-type="date">
            <text:p>24.03.20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8-04-18" calcext:value-type="date">
            <text:p>18.04.20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date" office:date-value="2011-11-12" calcext:value-type="date">
            <text:p>12.11.201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17-12-17" calcext:value-type="date">
            <text:p>17.12.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date" office:date-value="2018-06-24" calcext:value-type="date">
            <text:p>24.06.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4-07-10" calcext:value-type="date">
            <text:p>10.07.20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9-03-05" calcext:value-type="date">
            <text:p>05.03.2019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date" office:date-value="2017-07-20" calcext:value-type="date">
            <text:p>20.07.201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date" office:date-value="2019-01-08" calcext:value-type="date">
            <text:p>08.01.20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7-05-05" calcext:value-type="date">
            <text:p>05.05.201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date" office:date-value="2013-01-12" calcext:value-type="date">
            <text:p>12.01.20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2-10-12" calcext:value-type="date">
            <text:p>12.10.20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14-04-12" calcext:value-type="date">
            <text:p>12.04.201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8-09-11" calcext:value-type="date">
            <text:p>11.09.201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8-01-18" calcext:value-type="date">
            <text:p>18.01.201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date" office:date-value="2015-03-07" calcext:value-type="date">
            <text:p>07.03.201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2-10-08" calcext:value-type="date">
            <text:p>08.10.201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4-01-08" calcext:value-type="date">
            <text:p>08.01.20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1-10-27" calcext:value-type="date">
            <text:p>27.10.20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2-08-18" calcext:value-type="date">
            <text:p>18.08.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date" office:date-value="2011-11-01" calcext:value-type="date">
            <text:p>01.11.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1-12-16" calcext:value-type="date">
            <text:p>16.12.20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date" office:date-value="2013-04-18" calcext:value-type="date">
            <text:p>18.04.20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0-06-09" calcext:value-type="date">
            <text:p>09.06.201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date" office:date-value="2015-02-12" calcext:value-type="date">
            <text:p>12.02.201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date" office:date-value="2012-08-01" calcext:value-type="date">
            <text:p>01.08.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22:12:54.8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1T00:07:57.805000000</dc:date>
    <meta:editing-duration>PT1H45M33S</meta:editing-duration>
    <meta:editing-cycles>2</meta:editing-cycles>
    <meta:generator>LibreOffice/7.1.4.2$Windows_X86_64 LibreOffice_project/a529a4fab45b75fefc5b6226684193eb000654f6</meta:generator>
    <meta:document-statistic meta:table-count="5" meta:cell-count="1993" meta:object-count="0"/>
  </office:meta>
</office:document-meta>
</file>